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 CE" svg:font-family="&quot;Arial CE&quot;"/>
    <style:font-face style:name="Courier" svg:font-family="Courier"/>
    <style:font-face style:name="Helv" svg:font-family="Helv"/>
    <style:font-face style:name="Gill Sans MT" svg:font-family="&quot;Gill Sans MT&quot;"/>
    <style:font-face style:name="MS Sans Serif" svg:font-family="&quot;MS Sans Serif&quot;"/>
    <style:font-face style:name="Univers 45 Light" svg:font-family="&quot;Univers 45 Light&quot;"/>
    <style:font-face style:name="Book Antiqua" svg:font-family="&quot;Book Antiqua&quot;"/>
    <style:font-face style:name="Times New Roman" svg:font-family="&quot;Times New Roman&quot;"/>
    <style:font-face style:name="Helvetica Black" svg:font-family="&quot;Helvetica Black&quot;"/>
    <style:font-face style:name="Times New Roman CE" svg:font-family="&quot;Times New Roman CE&quot;"/>
    <style:font-face style:name="Verdana" svg:font-family="Verdana"/>
    <style:font-face style:name="Univers (WN)" svg:font-family="&quot;Univers (WN)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cell-protect="none"/>
    </style:style>
    <style:style style:name="ce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2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4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49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4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48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="thin solid #000000" style:vertical-align="middle" fo:background-color="#FFFFFF" style:cell-protect="none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21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</style:style>
    <style:style style:name="ce22" style:family="table-cell" style:parent-style-name="Default" style:data-style-name="N49">
      <style:table-cell-properties fo:border="thin solid #000000" style:vertical-align="middle" fo:background-color="transparent" style:cell-protect="none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</style:style>
    <style:style style:name="ce25" style:family="table-cell" style:parent-style-name="Default" style:data-style-name="N48">
      <style:table-cell-properties fo:border="thin solid #000000" style:vertical-align="middle" fo:background-color="transparent" style:cell-protect="none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style:vertical-align="automatic" fo:background-color="transparent" style:cell-protect="none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0.4510416666667cm" style:use-optimal-column-width="true"/>
    </style:style>
    <style:style style:name="co2" style:family="table-column">
      <style:table-column-properties fo:break-before="auto" style:column-width="8.38729166666667cm" style:use-optimal-column-width="true"/>
    </style:style>
    <style:style style:name="co3" style:family="table-column">
      <style:table-column-properties fo:break-before="auto" style:column-width="7.19666666666667cm" style:use-optimal-column-width="true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2.56645833333333cm" style:use-optimal-column-width="true"/>
    </style:style>
    <style:style style:name="co9" style:family="table-column">
      <style:table-column-properties fo:break-before="auto" style:column-width="3.04270833333333cm"/>
    </style:style>
    <style:style style:name="co10" style:family="table-column">
      <style:table-column-properties fo:break-before="auto" style:column-width="3.70416666666667cm"/>
    </style:style>
    <style:style style:name="co11" style:family="table-column">
      <style:table-column-properties fo:break-before="auto" style:column-width="4.55083333333333cm"/>
    </style:style>
    <style:style style:name="co12" style:family="table-column">
      <style:table-column-properties fo:break-before="auto" style:column-width="5.18583333333333cm" style:use-optimal-column-width="true"/>
    </style:style>
    <style:style style:name="co13" style:family="table-column">
      <style:table-column-properties fo:break-before="auto" style:column-width="7.96395833333333cm" style:use-optimal-column-width="true"/>
    </style:style>
    <style:style style:name="co1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3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3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Data_sheet.E4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1" style:base-cell-address="Data_sheet.W4"/>
    </style:style>
    <style:style style:name="ce3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1" style:base-cell-address="Data_sheet.U5"/>
    </style:style>
    <style:style style:name="ce3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1" style:base-cell-address="Data_sheet.T5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38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Data_sheet.E4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41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42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43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44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45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46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T5]));ISBLANK([.U5])))" style:apply-style-name="cf1" style:base-cell-address="Data_sheet.U5"/>
    </style:style>
    <style:style style:name="ce4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U5]));ISBLANK([.T5])))" style:apply-style-name="cf1" style:base-cell-address="Data_sheet.T5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I4])))" style:apply-style-name="cf1" style:base-cell-address="Data_sheet.I4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H4]));ISBLANK([.I4])))" style:apply-style-name="cf1" style:base-cell-address="Data_sheet.I4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1" style:base-cell-address="Data_sheet.J4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K4]));ISBLANK([.J4])))" style:apply-style-name="cf1" style:base-cell-address="Data_sheet.J4"/>
    </style:style>
    <style:style style:name="ce52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V4]));ISBLANK([.W4])))" style:apply-style-name="cf1" style:base-cell-address="Data_sheet.W4"/>
    </style:style>
    <style:style style:name="ce53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V4]));ISBLANK([.W4])))" style:apply-style-name="cf1" style:base-cell-address="Data_sheet.W4"/>
    </style:style>
    <style:style style:name="ce54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55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56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X12]));ISBLANK([.Y12])))" style:apply-style-name="cf1" style:base-cell-address="Data_sheet.Y12"/>
    </style:style>
    <style:style style:name="ce5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Y12]));ISBLANK([.X12])))" style:apply-style-name="cf1" style:base-cell-address="Data_sheet.X12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$A4]));ISBLANK([.B4])))" style:apply-style-name="cf1" style:base-cell-address="Data_sheet.B4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A4]));ISBLANK([.C4])))" style:apply-style-name="cf1" style:base-cell-address="Data_sheet.C4"/>
    </style:style>
    <style:style style:name="ce60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6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Data_sheet.E4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G4])))" style:apply-style-name="cf1" style:base-cell-address="Data_sheet.G4"/>
    </style:style>
    <style:style style:name="ce63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F4]));ISBLANK([.G4])))" style:apply-style-name="cf1" style:base-cell-address="Data_sheet.G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1" style:base-cell-address="Data_sheet.F4"/>
    </style:style>
    <style:style style:name="ce65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G4]));ISBLANK([.F4])))" style:apply-style-name="cf1" style:base-cell-address="Data_sheet.F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1" style:base-cell-address="Data_sheet.H4"/>
    </style:style>
    <style:style style:name="ce6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I4]));ISBLANK([.H4])))" style:apply-style-name="cf1" style:base-cell-address="Data_sheet.H4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K4])))" style:apply-style-name="cf1" style:base-cell-address="Data_sheet.K4"/>
    </style:style>
    <style:style style:name="ce69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J4]));ISBLANK([.K4])))" style:apply-style-name="cf1" style:base-cell-address="Data_sheet.K4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" table:condition="of:cell-content-is-decimal-number() and cell-content()&gt;0">
          <table:help-message table:display="true"/>
          <table:error-message table:display="true"/>
        </table:content-validation>
        <table:content-validation table:name="val3" table:condition="of:cell-content-is-decimal-number() and cell-content()&gt;=0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5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5" table:default-cell-style-name="ce26"/>
        <table:table-column table:style-name="co7" table:default-cell-style-name="ce26"/>
        <table:table-column table:style-name="co5" table:default-cell-style-name="ce26"/>
        <table:table-column table:style-name="co8" table:default-cell-style-name="ce26"/>
        <table:table-column table:style-name="co5" table:default-cell-style-name="ce26"/>
        <table:table-column table:style-name="co8" table:default-cell-style-name="ce26"/>
        <table:table-column table:style-name="co5" table:default-cell-style-name="ce26"/>
        <table:table-column table:style-name="co9" table:number-columns-repeated="10" table:default-cell-style-name="ce26"/>
        <table:table-column table:style-name="co4" table:number-columns-repeated="2" table:default-cell-style-name="ce2"/>
        <table:table-column table:style-name="co10" table:number-columns-repeated="7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6343" table:default-cell-style-name="ce2"/>
        <table:table-row table:style-name="ro1">
          <table:table-cell office:value-type="string" table:number-columns-spanned="1" table:number-rows-spanned="3" table:content-validation-name="val1" table:style-name="ce27">
            <text:p>Organisation name</text:p>
          </table:table-cell>
          <table:table-cell office:value-type="string" table:number-columns-spanned="1" table:number-rows-spanned="3" table:content-validation-name="val1" table:style-name="ce27">
            <text:p>Organisation<text:s/></text:p>
            <text:p>type</text:p>
          </table:table-cell>
          <table:table-cell office:value-type="string" table:number-columns-spanned="1" table:number-rows-spanned="3" table:content-validation-name="val1" table:style-name="ce2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1" table:style-name="ce2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1" table:style-name="ce2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8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27">
            <text:p>Grand Total paybill/staffing (payroll and non-payroll) costs</text:p>
          </table:table-cell>
          <table:table-cell office:value-type="string" table:number-columns-spanned="1" table:number-rows-spanned="3" table:content-validation-name="val1" table:style-name="ce27">
            <text:p>Comments and notes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27">
            <text:p>Admin officers/admin assistants</text:p>
          </table:table-cell>
          <table:covered-table-cell/>
          <table:table-cell office:value-type="string" table:number-columns-spanned="2" table:number-rows-spanned="1" table:style-name="ce27">
            <text:p>Executive Officers</text:p>
          </table:table-cell>
          <table:covered-table-cell/>
          <table:table-cell office:value-type="string" table:number-columns-spanned="2" table:number-rows-spanned="1" table:style-name="ce2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27">
            <text:p>Grade 6/7</text:p>
          </table:table-cell>
          <table:covered-table-cell/>
          <table:table-cell office:value-type="string" table:number-columns-spanned="2" table:number-rows-spanned="1" table:style-name="ce27">
            <text:p>Senior Civil Service</text:p>
          </table:table-cell>
          <table:covered-table-cell/>
          <table:table-cell office:value-type="string" table:number-columns-spanned="2" table:number-rows-spanned="1" table:style-name="ce2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1" table:style-name="ce2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28">
            <text:p>Interim managers</text:p>
          </table:table-cell>
          <table:covered-table-cell/>
          <table:table-cell office:value-type="string" table:number-columns-spanned="2" table:number-rows-spanned="1" table:style-name="ce28">
            <text:p>Specialist Contractors</text:p>
          </table:table-cell>
          <table:covered-table-cell/>
          <table:table-cell office:value-type="string" table:number-columns-spanned="2" table:number-rows-spanned="1" table:style-name="ce28">
            <text:p>Consultants/consultancy</text:p>
          </table:table-cell>
          <table:covered-table-cell/>
          <table:table-cell office:value-type="string" table:number-columns-spanned="2" table:number-rows-spanned="1" table:style-name="ce2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7">
            <text:p>Salary</text:p>
          </table:table-cell>
          <table:table-cell office:value-type="string" table:number-columns-spanned="1" table:number-rows-spanned="2" table:style-name="ce27">
            <text:p>Allowances</text:p>
          </table:table-cell>
          <table:table-cell office:value-type="string" table:number-columns-spanned="1" table:number-rows-spanned="2" table:style-name="ce27">
            <text:p>Non-consolidated performance payments</text:p>
          </table:table-cell>
          <table:table-cell office:value-type="string" table:number-columns-spanned="1" table:number-rows-spanned="2" table:style-name="ce27">
            <text:p>Overtime</text:p>
          </table:table-cell>
          <table:table-cell office:value-type="string" table:number-columns-spanned="1" table:number-rows-spanned="2" table:style-name="ce27">
            <text:p>Employer pension contributions</text:p>
          </table:table-cell>
          <table:table-cell office:value-type="string" table:number-columns-spanned="1" table:number-rows-spanned="2" table:style-name="ce27">
            <text:p>Employer national insurance contributions</text:p>
          </table:table-cell>
          <table:table-cell office:value-type="string" table:number-columns-spanned="1" table:number-rows-spanned="2" table:style-name="ce27">
            <text:p>Total paybill for payroll staff</text:p>
          </table:table-cell>
          <table:table-cell office:value-type="string" table:number-columns-spanned="1" table:number-rows-spanned="2" table:style-name="ce2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27">
            <text:p>Total cost of consultants/</text:p>
            <text:p>consultancy</text:p>
          </table:table-cell>
          <table:table-cell office:value-type="string" table:number-columns-spanned="1" table:number-rows-spanned="2" table:style-name="ce27">
            <text:p>Total non-payroll (CCL) staff costs</text:p>
          </table:table-cell>
          <table:covered-table-cell/>
          <table:covered-table-cell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1" table:style-name="ce5">
            <text:p>Headcount</text:p>
          </table:table-cell>
          <table:table-cell office:value-type="string" table:content-validation-name="val1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Department for Work and Pensions</text:p>
          </table:table-cell>
          <table:table-cell office:value-type="string" table:style-name="ce58">
            <text:p>Ministerial Department</text:p>
          </table:table-cell>
          <table:table-cell office:value-type="string" table:style-name="ce59">
            <text:p>Department for Work and Pensions</text:p>
          </table:table-cell>
          <table:table-cell office:value-type="float" office:value="37187" table:style-name="ce39">
            <text:p>37,187</text:p>
          </table:table-cell>
          <table:table-cell office:value-type="float" office:value="31619.19" table:style-name="ce32">
            <text:p>31619.19</text:p>
          </table:table-cell>
          <table:table-cell office:value-type="float" office:value="36079" table:style-name="ce64">
            <text:p>36079</text:p>
          </table:table-cell>
          <table:table-cell office:value-type="float" office:value="31909.65" table:style-name="ce62">
            <text:p>31909.65</text:p>
          </table:table-cell>
          <table:table-cell office:value-type="float" office:value="8859" table:style-name="ce66">
            <text:p>8859</text:p>
          </table:table-cell>
          <table:table-cell office:value-type="float" office:value="8436.61" table:style-name="ce48">
            <text:p>8436.61</text:p>
          </table:table-cell>
          <table:table-cell office:value-type="float" office:value="2249" table:style-name="ce50">
            <text:p>2249</text:p>
          </table:table-cell>
          <table:table-cell office:value-type="float" office:value="2182.85" table:style-name="ce68">
            <text:p>2182.85</text:p>
          </table:table-cell>
          <table:table-cell office:value-type="float" office:value="224" table:style-name="ce40">
            <text:p>224</text:p>
          </table:table-cell>
          <table:table-cell office:value-type="float" office:value="221.37" table:style-name="ce32">
            <text:p>221.37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float" office:value="84598" table:content-validation-name="val1" table:style-name="ce10">
            <text:p>84,598</text:p>
          </table:table-cell>
          <table:table-cell office:value-type="float" office:value="74369.67" table:content-validation-name="val1" table:style-name="ce11">
            <text:p>74369.67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556" table:style-name="ce34">
            <text:p>556</text:p>
          </table:table-cell>
          <table:table-cell office:value-type="float" office:value="556" table:style-name="ce33">
            <text:p>556.00</text:p>
          </table:table-cell>
          <table:table-cell office:value-type="string" table:style-name="ce30">
            <text:p>.</text:p>
          </table:table-cell>
          <table:table-cell office:value-type="string" table:style-name="ce29">
            <text:p>.</text:p>
          </table:table-cell>
          <table:table-cell office:value-type="float" office:value="556" table:style-name="ce10">
            <text:p>556</text:p>
          </table:table-cell>
          <table:table-cell office:value-type="float" office:value="556" table:style-name="ce11">
            <text:p>556.00</text:p>
          </table:table-cell>
          <table:table-cell office:value-type="float" office:value="85154" table:content-validation-name="val1" table:style-name="ce13">
            <text:p>85,154</text:p>
          </table:table-cell>
          <table:table-cell office:value-type="float" office:value="74925.67" table:content-validation-name="val1" table:style-name="ce14">
            <text:p>74925.67</text:p>
          </table:table-cell>
          <table:table-cell office:value-type="currency" office:value="151300047.51999998" table:content-validation-name="val2" table:style-name="ce15">
            <text:p>£151,300,047.52</text:p>
          </table:table-cell>
          <table:table-cell office:value-type="currency" office:value="2506869.2299999995" table:content-validation-name="val2" table:style-name="ce15">
            <text:p>£2,506,869.23</text:p>
          </table:table-cell>
          <table:table-cell office:value-type="currency" office:value="346982.08" table:content-validation-name="val2" table:style-name="ce15">
            <text:p>£346,982.08</text:p>
          </table:table-cell>
          <table:table-cell office:value-type="currency" office:value="2091264.7700000003" table:content-validation-name="val2" table:style-name="ce15">
            <text:p>£2,091,264.77</text:p>
          </table:table-cell>
          <table:table-cell office:value-type="currency" office:value="30817155.309999999" table:content-validation-name="val2" table:style-name="ce15">
            <text:p>£30,817,155.31</text:p>
          </table:table-cell>
          <table:table-cell office:value-type="currency" office:value="13237219.15" table:content-validation-name="val2" table:style-name="ce15">
            <text:p>£13,237,219.15</text:p>
          </table:table-cell>
          <table:table-cell office:value-type="currency" office:value="200299538.06" table:style-name="ce16">
            <text:p>£200,299,538</text:p>
          </table:table-cell>
          <table:table-cell office:value-type="currency" office:value="8272817" table:content-validation-name="val2" table:style-name="ce17">
            <text:p>£8,272,817.00</text:p>
          </table:table-cell>
          <table:table-cell office:value-type="currency" office:value="477035.32000000007" table:content-validation-name="val3" table:style-name="ce17">
            <text:p>£477,035.32</text:p>
          </table:table-cell>
          <table:table-cell office:value-type="currency" office:value="8749852.3200000003" table:style-name="ce18">
            <text:p>£8,749,852.32</text:p>
          </table:table-cell>
          <table:table-cell office:value-type="currency" office:value="209049390.38" table:style-name="ce16">
            <text:p>£209,049,390</text:p>
          </table:table-cell>
          <table:table-cell table:content-validation-name="val1" table:style-name="ce19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Health and Safety Executive</text:p>
          </table:table-cell>
          <table:table-cell office:value-type="string" table:style-name="ce58">
            <text:p>Crown Non Departmental Public Body</text:p>
          </table:table-cell>
          <table:table-cell office:value-type="string" table:style-name="ce59">
            <text:p>Department for Work and Pensions</text:p>
          </table:table-cell>
          <table:table-cell office:value-type="float" office:value="422" table:style-name="ce40">
            <text:p>422</text:p>
          </table:table-cell>
          <table:table-cell office:value-type="float" office:value="368.41" table:style-name="ce32">
            <text:p>368.41</text:p>
          </table:table-cell>
          <table:table-cell office:value-type="float" office:value="443" table:style-name="ce64">
            <text:p>443</text:p>
          </table:table-cell>
          <table:table-cell office:value-type="float" office:value="410.05" table:style-name="ce62">
            <text:p>410.05</text:p>
          </table:table-cell>
          <table:table-cell office:value-type="float" office:value="1433" table:style-name="ce66">
            <text:p>1433</text:p>
          </table:table-cell>
          <table:table-cell office:value-type="float" office:value="1348.3" table:style-name="ce48">
            <text:p>1348.30</text:p>
          </table:table-cell>
          <table:table-cell office:value-type="float" office:value="444" table:style-name="ce50">
            <text:p>444</text:p>
          </table:table-cell>
          <table:table-cell office:value-type="float" office:value="417.63" table:style-name="ce68">
            <text:p>417.63</text:p>
          </table:table-cell>
          <table:table-cell office:value-type="float" office:value="23" table:style-name="ce40">
            <text:p>23</text:p>
          </table:table-cell>
          <table:table-cell office:value-type="float" office:value="22.81" table:style-name="ce32">
            <text:p>22.81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float" office:value="2765" table:content-validation-name="val1" table:style-name="ce10">
            <text:p>2,765</text:p>
          </table:table-cell>
          <table:table-cell office:value-type="float" office:value="2567.2000000000003" table:content-validation-name="val1" table:style-name="ce11">
            <text:p>2567.20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3" table:style-name="ce36">
            <text:p>3</text:p>
          </table:table-cell>
          <table:table-cell office:value-type="float" office:value="2.06" table:style-name="ce35">
            <text:p>2.06</text:p>
          </table:table-cell>
          <table:table-cell office:value-type="string" table:style-name="ce34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3" table:style-name="ce10">
            <text:p>3</text:p>
          </table:table-cell>
          <table:table-cell office:value-type="float" office:value="2.06" table:style-name="ce11">
            <text:p>2.06</text:p>
          </table:table-cell>
          <table:table-cell office:value-type="float" office:value="2768" table:content-validation-name="val1" table:style-name="ce13">
            <text:p>2,768</text:p>
          </table:table-cell>
          <table:table-cell office:value-type="float" office:value="2569.2600000000002" table:content-validation-name="val1" table:style-name="ce14">
            <text:p>2569.26</text:p>
          </table:table-cell>
          <table:table-cell office:value-type="currency" office:value="8632446.1999999993" table:content-validation-name="val2" table:style-name="ce15">
            <text:p>£8,632,446.20</text:p>
          </table:table-cell>
          <table:table-cell office:value-type="currency" office:value="153759.14000000001" table:content-validation-name="val2" table:style-name="ce15">
            <text:p>£153,759.14</text:p>
          </table:table-cell>
          <table:table-cell office:value-type="currency" office:value="0" table:content-validation-name="val2" table:style-name="ce15">
            <text:p>£0.00</text:p>
          </table:table-cell>
          <table:table-cell office:value-type="currency" office:value="45851.78" table:content-validation-name="val2" table:style-name="ce15">
            <text:p>£45,851.78</text:p>
          </table:table-cell>
          <table:table-cell office:value-type="currency" office:value="1844100.43" table:content-validation-name="val2" table:style-name="ce15">
            <text:p>£1,844,100.43</text:p>
          </table:table-cell>
          <table:table-cell office:value-type="currency" office:value="958548.44" table:content-validation-name="val2" table:style-name="ce15">
            <text:p>£958,548.44</text:p>
          </table:table-cell>
          <table:table-cell office:value-type="currency" office:value="11634705.989999998" table:style-name="ce16">
            <text:p>£11,634,706</text:p>
          </table:table-cell>
          <table:table-cell office:value-type="currency" office:value="26888.94" table:content-validation-name="val2" table:style-name="ce17">
            <text:p>£26,888.94</text:p>
          </table:table-cell>
          <table:table-cell office:value-type="currency" office:value="0" table:content-validation-name="val2" table:style-name="ce17">
            <text:p>£0.00</text:p>
          </table:table-cell>
          <table:table-cell office:value-type="currency" office:value="26888.94" table:style-name="ce18">
            <text:p>£26,888.94</text:p>
          </table:table-cell>
          <table:table-cell office:value-type="currency" office:value="11661594.929999998" table:style-name="ce16">
            <text:p>£11,661,595</text:p>
          </table:table-cell>
          <table:table-cell table:content-validation-name="val1" table:style-name="ce19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Independent Living Fund</text:p>
          </table:table-cell>
          <table:table-cell office:value-type="string" table:style-name="ce58">
            <text:p>Executive Non-Departmental Public Body</text:p>
          </table:table-cell>
          <table:table-cell office:value-type="string" table:style-name="ce59">
            <text:p>Department for Work and Pensions</text:p>
          </table:table-cell>
          <table:table-cell table:style-name="ce40"/>
          <table:table-cell table:style-name="ce32"/>
          <table:table-cell table:style-name="ce64"/>
          <table:table-cell table:style-name="ce62"/>
          <table:table-cell table:style-name="ce66"/>
          <table:table-cell table:style-name="ce48"/>
          <table:table-cell table:style-name="ce50"/>
          <table:table-cell table:style-name="ce68"/>
          <table:table-cell table:style-name="ce40"/>
          <table:table-cell table:style-name="ce32"/>
          <table:table-cell table:style-name="ce40"/>
          <table:table-cell table:style-name="ce32"/>
          <table:table-cell office:value-type="string" table:content-validation-name="val1" table:style-name="ce10">
            <text:p>.</text:p>
          </table:table-cell>
          <table:table-cell office:value-type="string" table:content-validation-name="val1" table:style-name="ce11">
            <text:p>.</text:p>
          </table:table-cell>
          <table:table-cell table:style-name="ce31"/>
          <table:table-cell table:style-name="ce32"/>
          <table:table-cell table:style-name="ce31"/>
          <table:table-cell table:style-name="ce32"/>
          <table:table-cell table:style-name="ce31"/>
          <table:table-cell table:style-name="ce32"/>
          <table:table-cell table:style-name="ce31"/>
          <table:table-cell table:style-name="ce32"/>
          <table:table-cell office:value-type="string" table:style-name="ce10">
            <text:p>.</text:p>
          </table:table-cell>
          <table:table-cell office:value-type="string" table:style-name="ce11">
            <text:p>.</text:p>
          </table:table-cell>
          <table:table-cell office:value-type="string" table:content-validation-name="val1" table:style-name="ce13">
            <text:p>.</text:p>
          </table:table-cell>
          <table:table-cell office:value-type="string" table:content-validation-name="val1" table:style-name="ce14">
            <text:p>.</text:p>
          </table:table-cell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office:value-type="currency" office:value="0" table:style-name="ce18">
            <text:p>£0.00</text:p>
          </table:table-cell>
          <table:table-cell table:content-validation-name="val2" table:style-name="ce17"/>
          <table:table-cell table:content-validation-name="val2" table:style-name="ce17"/>
          <table:table-cell office:value-type="currency" office:value="0" table:style-name="ce18">
            <text:p>£0.00</text:p>
          </table:table-cell>
          <table:table-cell office:value-type="currency" office:value="0" table:style-name="ce18">
            <text:p>£0.00</text:p>
          </table:table-cell>
          <table:table-cell office:value-type="string" table:content-validation-name="val1" table:style-name="ce20">
            <text:p>ILF is now closed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National Employment Savings Trust Corporation</text:p>
          </table:table-cell>
          <table:table-cell office:value-type="string" table:style-name="ce58">
            <text:p>Executive Non-Departmental Public Body</text:p>
          </table:table-cell>
          <table:table-cell office:value-type="string" table:style-name="ce59">
            <text:p>Department for Work and Pensions</text:p>
          </table:table-cell>
          <table:table-cell office:value-type="string" table:style-name="ce39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2">
            <text:p>.</text:p>
          </table:table-cell>
          <table:table-cell office:value-type="float" office:value="237" table:style-name="ce39">
            <text:p>237</text:p>
          </table:table-cell>
          <table:table-cell office:value-type="float" office:value="232.9" table:style-name="ce32">
            <text:p>232.90</text:p>
          </table:table-cell>
          <table:table-cell office:value-type="float" office:value="237" table:content-validation-name="val1" table:style-name="ce10">
            <text:p>237</text:p>
          </table:table-cell>
          <table:table-cell office:value-type="float" office:value="232.9" table:content-validation-name="val1" table:style-name="ce11">
            <text:p>232.90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13" table:style-name="ce30">
            <text:p>13</text:p>
          </table:table-cell>
          <table:table-cell office:value-type="float" office:value="10.7" table:style-name="ce29">
            <text:p>10.70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0">
            <text:p>.</text:p>
          </table:table-cell>
          <table:table-cell office:value-type="string" table:style-name="ce29">
            <text:p>.</text:p>
          </table:table-cell>
          <table:table-cell office:value-type="float" office:value="13" table:style-name="ce10">
            <text:p>13</text:p>
          </table:table-cell>
          <table:table-cell office:value-type="float" office:value="10.7" table:style-name="ce11">
            <text:p>10.70</text:p>
          </table:table-cell>
          <table:table-cell office:value-type="float" office:value="250" table:content-validation-name="val1" table:style-name="ce13">
            <text:p>250</text:p>
          </table:table-cell>
          <table:table-cell office:value-type="float" office:value="243.6" table:content-validation-name="val1" table:style-name="ce14">
            <text:p>243.60</text:p>
          </table:table-cell>
          <table:table-cell office:value-type="currency" office:value="1131671.5800000008" table:content-validation-name="val2" table:style-name="ce15">
            <text:p>£1,131,671.58</text:p>
          </table:table-cell>
          <table:table-cell office:value-type="currency" office:value="0" table:content-validation-name="val2" table:style-name="ce15">
            <text:p>£0.00</text:p>
          </table:table-cell>
          <table:table-cell office:value-type="currency" office:value="0" table:content-validation-name="val2" table:style-name="ce15">
            <text:p>£0.00</text:p>
          </table:table-cell>
          <table:table-cell office:value-type="currency" office:value="0" table:content-validation-name="val2" table:style-name="ce15">
            <text:p>£0.00</text:p>
          </table:table-cell>
          <table:table-cell office:value-type="currency" office:value="88235.929999999978" table:content-validation-name="val2" table:style-name="ce15">
            <text:p>£88,235.93</text:p>
          </table:table-cell>
          <table:table-cell office:value-type="currency" office:value="133443.91000000027" table:content-validation-name="val2" table:style-name="ce15">
            <text:p>£133,443.91</text:p>
          </table:table-cell>
          <table:table-cell office:value-type="currency" office:value="1353351.4200000009" table:style-name="ce16">
            <text:p>£1,353,351</text:p>
          </table:table-cell>
          <table:table-cell office:value-type="currency" office:value="118630.43199999999" table:content-validation-name="val2" table:style-name="ce17">
            <text:p>£118,630.43</text:p>
          </table:table-cell>
          <table:table-cell office:value-type="currency" office:value="0" table:content-validation-name="val2" table:style-name="ce17">
            <text:p>£0.00</text:p>
          </table:table-cell>
          <table:table-cell office:value-type="currency" office:value="118630.43199999999" table:style-name="ce18">
            <text:p>£118,630.43</text:p>
          </table:table-cell>
          <table:table-cell office:value-type="currency" office:value="1471981.8520000009" table:style-name="ce16">
            <text:p>£1,471,982</text:p>
          </table:table-cell>
          <table:table-cell table:content-validation-name="val1" table:style-name="ce19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Disabled People's Employment Corporation GB Ltd</text:p>
          </table:table-cell>
          <table:table-cell office:value-type="string" table:style-name="ce58">
            <text:p>Executive Non-Departmental Public Body</text:p>
          </table:table-cell>
          <table:table-cell office:value-type="string" table:style-name="ce59">
            <text:p>Department for Work and Pensions</text:p>
          </table:table-cell>
          <table:table-cell table:style-name="ce40"/>
          <table:table-cell table:style-name="ce32"/>
          <table:table-cell table:style-name="ce40"/>
          <table:table-cell table:style-name="ce32"/>
          <table:table-cell table:style-name="ce40"/>
          <table:table-cell table:style-name="ce32"/>
          <table:table-cell table:style-name="ce40"/>
          <table:table-cell table:style-name="ce32"/>
          <table:table-cell table:style-name="ce40"/>
          <table:table-cell table:style-name="ce32"/>
          <table:table-cell table:style-name="ce40"/>
          <table:table-cell table:style-name="ce32"/>
          <table:table-cell office:value-type="string" table:content-validation-name="val1" table:style-name="ce10">
            <text:p>.</text:p>
          </table:table-cell>
          <table:table-cell office:value-type="string" table:content-validation-name="val1" table:style-name="ce11">
            <text:p>.</text:p>
          </table:table-cell>
          <table:table-cell table:style-name="ce30"/>
          <table:table-cell table:style-name="ce29"/>
          <table:table-cell table:style-name="ce36"/>
          <table:table-cell table:style-name="ce35"/>
          <table:table-cell table:style-name="ce31"/>
          <table:table-cell table:style-name="ce32"/>
          <table:table-cell table:style-name="ce31"/>
          <table:table-cell table:style-name="ce32"/>
          <table:table-cell office:value-type="string" table:style-name="ce10">
            <text:p>.</text:p>
          </table:table-cell>
          <table:table-cell office:value-type="string" table:style-name="ce11">
            <text:p>.</text:p>
          </table:table-cell>
          <table:table-cell office:value-type="string" table:content-validation-name="val1" table:style-name="ce13">
            <text:p>.</text:p>
          </table:table-cell>
          <table:table-cell office:value-type="string" table:content-validation-name="val1" table:style-name="ce14">
            <text:p>.</text:p>
          </table:table-cell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office:value-type="currency" office:value="0" table:style-name="ce18">
            <text:p>£0.00</text:p>
          </table:table-cell>
          <table:table-cell table:content-validation-name="val2" table:style-name="ce17"/>
          <table:table-cell table:content-validation-name="val2" table:style-name="ce17"/>
          <table:table-cell office:value-type="currency" office:value="0" table:style-name="ce18">
            <text:p>£0.00</text:p>
          </table:table-cell>
          <table:table-cell office:value-type="currency" office:value="0" table:style-name="ce18">
            <text:p>£0.00</text:p>
          </table:table-cell>
          <table:table-cell office:value-type="string" table:content-validation-name="val1" table:style-name="ce19">
            <text:p>DPEC no longer reporting from Dec 15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The Pensions Advisory Service</text:p>
          </table:table-cell>
          <table:table-cell office:value-type="string" table:style-name="ce58">
            <text:p>Executive Non-Departmental Public Body</text:p>
          </table:table-cell>
          <table:table-cell office:value-type="string" table:style-name="ce59">
            <text:p>Department for Work and Pensions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float" office:value="90" table:style-name="ce40">
            <text:p>90</text:p>
          </table:table-cell>
          <table:table-cell office:value-type="float" office:value="81.06" table:style-name="ce32">
            <text:p>81.06</text:p>
          </table:table-cell>
          <table:table-cell office:value-type="float" office:value="90" table:content-validation-name="val1" table:style-name="ce10">
            <text:p>90</text:p>
          </table:table-cell>
          <table:table-cell office:value-type="float" office:value="81.06" table:content-validation-name="val1" table:style-name="ce11">
            <text:p>81.06</text:p>
          </table:table-cell>
          <table:table-cell office:value-type="float" office:value="4" table:style-name="ce31">
            <text:p>4</text:p>
          </table:table-cell>
          <table:table-cell office:value-type="float" office:value="3" table:style-name="ce32">
            <text:p>3.00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7">
            <text:p>2.00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6" table:style-name="ce10">
            <text:p>6</text:p>
          </table:table-cell>
          <table:table-cell office:value-type="float" office:value="5" table:style-name="ce11">
            <text:p>5.00</text:p>
          </table:table-cell>
          <table:table-cell office:value-type="float" office:value="96" table:content-validation-name="val1" table:style-name="ce13">
            <text:p>96</text:p>
          </table:table-cell>
          <table:table-cell office:value-type="float" office:value="86.06" table:content-validation-name="val1" table:style-name="ce14">
            <text:p>86.06</text:p>
          </table:table-cell>
          <table:table-cell office:value-type="currency" office:value="242889.34" table:content-validation-name="val2" table:style-name="ce15">
            <text:p>£242,889.34</text:p>
          </table:table-cell>
          <table:table-cell office:value-type="currency" office:value="0" table:content-validation-name="val2" table:style-name="ce15">
            <text:p>£0.00</text:p>
          </table:table-cell>
          <table:table-cell office:value-type="currency" office:value="0" table:content-validation-name="val2" table:style-name="ce15">
            <text:p>£0.00</text:p>
          </table:table-cell>
          <table:table-cell office:value-type="currency" office:value="0" table:content-validation-name="val2" table:style-name="ce15">
            <text:p>£0.00</text:p>
          </table:table-cell>
          <table:table-cell office:value-type="currency" office:value="47742.26" table:content-validation-name="val2" table:style-name="ce15">
            <text:p>£47,742.26</text:p>
          </table:table-cell>
          <table:table-cell office:value-type="currency" office:value="25202.93" table:content-validation-name="val2" table:style-name="ce15">
            <text:p>£25,202.93</text:p>
          </table:table-cell>
          <table:table-cell office:value-type="currency" office:value="315834.52999999997" table:style-name="ce16">
            <text:p>£315,835</text:p>
          </table:table-cell>
          <table:table-cell office:value-type="currency" office:value="8934.17" table:content-validation-name="val2" table:style-name="ce17">
            <text:p>£8,934.17</text:p>
          </table:table-cell>
          <table:table-cell office:value-type="currency" office:value="6156" table:content-validation-name="val2" table:style-name="ce17">
            <text:p>£6,156.00</text:p>
          </table:table-cell>
          <table:table-cell office:value-type="currency" office:value="15090.17" table:style-name="ce18">
            <text:p>£15,090.17</text:p>
          </table:table-cell>
          <table:table-cell office:value-type="currency" office:value="330924.69999999995" table:style-name="ce16">
            <text:p>£330,925</text:p>
          </table:table-cell>
          <table:table-cell table:content-validation-name="val1" table:style-name="ce20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The Pensions Regulator</text:p>
          </table:table-cell>
          <table:table-cell office:value-type="string" table:style-name="ce58">
            <text:p>Executive Non-Departmental Public Body</text:p>
          </table:table-cell>
          <table:table-cell office:value-type="string" table:style-name="ce59">
            <text:p>Department for Work and Pensions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float" office:value="496" table:style-name="ce40">
            <text:p>496</text:p>
          </table:table-cell>
          <table:table-cell office:value-type="float" office:value="479.41" table:style-name="ce32">
            <text:p>479.41</text:p>
          </table:table-cell>
          <table:table-cell office:value-type="float" office:value="496" table:content-validation-name="val1" table:style-name="ce10">
            <text:p>496</text:p>
          </table:table-cell>
          <table:table-cell office:value-type="float" office:value="479.41" table:content-validation-name="val1" table:style-name="ce11">
            <text:p>479.41</text:p>
          </table:table-cell>
          <table:table-cell office:value-type="float" office:value="13" table:style-name="ce30">
            <text:p>13</text:p>
          </table:table-cell>
          <table:table-cell office:value-type="float" office:value="13" table:style-name="ce29">
            <text:p>13.00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0">
            <text:p>.</text:p>
          </table:table-cell>
          <table:table-cell office:value-type="string" table:style-name="ce29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13" table:style-name="ce10">
            <text:p>13</text:p>
          </table:table-cell>
          <table:table-cell office:value-type="float" office:value="13" table:style-name="ce11">
            <text:p>13.00</text:p>
          </table:table-cell>
          <table:table-cell office:value-type="float" office:value="509" table:content-validation-name="val1" table:style-name="ce13">
            <text:p>509</text:p>
          </table:table-cell>
          <table:table-cell office:value-type="float" office:value="492.41" table:content-validation-name="val1" table:style-name="ce14">
            <text:p>492.41</text:p>
          </table:table-cell>
          <table:table-cell office:value-type="currency" office:value="2052686.2799999998" table:content-validation-name="val2" table:style-name="ce15">
            <text:p>£2,052,686.28</text:p>
          </table:table-cell>
          <table:table-cell office:value-type="currency" office:value="6188.83" table:content-validation-name="val2" table:style-name="ce15">
            <text:p>£6,188.83</text:p>
          </table:table-cell>
          <table:table-cell office:value-type="currency" office:value="68583.64" table:content-validation-name="val2" table:style-name="ce15">
            <text:p>£68,583.64</text:p>
          </table:table-cell>
          <table:table-cell office:value-type="currency" office:value="4113.34" table:content-validation-name="val2" table:style-name="ce15">
            <text:p>£4,113.34</text:p>
          </table:table-cell>
          <table:table-cell office:value-type="currency" office:value="432823.95999999996" table:content-validation-name="val2" table:style-name="ce15">
            <text:p>£432,823.96</text:p>
          </table:table-cell>
          <table:table-cell office:value-type="currency" office:value="235315.02000000002" table:content-validation-name="val2" table:style-name="ce15">
            <text:p>£235,315.02</text:p>
          </table:table-cell>
          <table:table-cell office:value-type="currency" office:value="2799711.07" table:style-name="ce16">
            <text:p>£2,799,711</text:p>
          </table:table-cell>
          <table:table-cell office:value-type="currency" office:value="130509.17000000001" table:content-validation-name="val2" table:style-name="ce17">
            <text:p>£130,509.17</text:p>
          </table:table-cell>
          <table:table-cell office:value-type="currency" office:value="8408.77" table:content-validation-name="val2" table:style-name="ce17">
            <text:p>£8,408.77</text:p>
          </table:table-cell>
          <table:table-cell office:value-type="currency" office:value="138917.94" table:style-name="ce18">
            <text:p>£138,917.94</text:p>
          </table:table-cell>
          <table:table-cell office:value-type="currency" office:value="2938629.01" table:style-name="ce16">
            <text:p>£2,938,629</text:p>
          </table:table-cell>
          <table:table-cell office:value-type="string" table:content-validation-name="val1" table:style-name="ce6">
            <text:p>Overall increased costs against previous month mainly due to increased salary costs (March was lower due to a holiday pay accrual reduction) and increased NI costs due to changes to contracting out.<text:s/>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table:style-name="ce6"/>
          <table:table-cell table:style-name="ce58"/>
          <table:table-cell table:style-name="ce59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content-validation-name="val1" table:style-name="ce10"/>
          <table:table-cell table:content-validation-name="val1" table:style-name="ce10"/>
          <table:table-cell table:style-name="ce43"/>
          <table:table-cell table:style-name="ce42"/>
          <table:table-cell table:style-name="ce43"/>
          <table:table-cell table:style-name="ce42"/>
          <table:table-cell table:style-name="ce54"/>
          <table:table-cell table:style-name="ce52"/>
          <table:table-cell table:style-name="ce43"/>
          <table:table-cell table:style-name="ce42"/>
          <table:table-cell table:number-columns-repeated="2" table:style-name="ce10"/>
          <table:table-cell table:content-validation-name="val1" table:style-name="ce13"/>
          <table:table-cell table:content-validation-name="val1" table:style-name="ce13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style-name="ce16"/>
          <table:table-cell table:content-validation-name="val2" table:style-name="ce22"/>
          <table:table-cell table:content-validation-name="val2" table:style-name="ce22"/>
          <table:table-cell table:number-columns-repeated="2" table:style-name="ce16"/>
          <table:table-cell table:content-validation-name="val1" table:style-name="ce19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4">
          <table:table-cell table:style-name="ce6"/>
          <table:table-cell table:style-name="ce58"/>
          <table:table-cell table:style-name="ce59"/>
          <table:table-cell table:style-name="ce60"/>
          <table:table-cell table:style-name="ce61"/>
          <table:table-cell table:style-name="ce65"/>
          <table:table-cell table:style-name="ce63"/>
          <table:table-cell table:style-name="ce67"/>
          <table:table-cell table:style-name="ce49"/>
          <table:table-cell table:style-name="ce51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content-validation-name="val1" table:style-name="ce10"/>
          <table:table-cell table:content-validation-name="val1" table:style-name="ce10"/>
          <table:table-cell table:style-name="ce45"/>
          <table:table-cell table:style-name="ce44"/>
          <table:table-cell table:style-name="ce47"/>
          <table:table-cell table:style-name="ce46"/>
          <table:table-cell table:style-name="ce55"/>
          <table:table-cell table:style-name="ce53"/>
          <table:table-cell table:style-name="ce57"/>
          <table:table-cell table:style-name="ce56"/>
          <table:table-cell table:number-columns-repeated="2" table:style-name="ce24"/>
          <table:table-cell table:content-validation-name="val1" table:style-name="ce13"/>
          <table:table-cell table:content-validation-name="val1" table:style-name="ce13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style-name="ce16"/>
          <table:table-cell table:content-validation-name="val2" table:style-name="ce22"/>
          <table:table-cell table:content-validation-name="val2" table:style-name="ce22"/>
          <table:table-cell table:style-name="ce16"/>
          <table:table-cell table:style-name="ce18"/>
          <table:table-cell table:content-validation-name="val1" table:style-name="ce19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4">
          <table:table-cell table:style-name="ce6"/>
          <table:table-cell table:style-name="ce58"/>
          <table:table-cell table:style-name="ce59"/>
          <table:table-cell table:style-name="ce60"/>
          <table:table-cell table:style-name="ce61"/>
          <table:table-cell table:style-name="ce65"/>
          <table:table-cell table:style-name="ce63"/>
          <table:table-cell table:style-name="ce67"/>
          <table:table-cell table:style-name="ce49"/>
          <table:table-cell table:style-name="ce51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content-validation-name="val1" table:style-name="ce10"/>
          <table:table-cell table:content-validation-name="val1" table:style-name="ce10"/>
          <table:table-cell table:style-name="ce45"/>
          <table:table-cell table:style-name="ce44"/>
          <table:table-cell table:style-name="ce47"/>
          <table:table-cell table:style-name="ce46"/>
          <table:table-cell table:style-name="ce55"/>
          <table:table-cell table:style-name="ce53"/>
          <table:table-cell table:style-name="ce57"/>
          <table:table-cell table:style-name="ce56"/>
          <table:table-cell table:number-columns-repeated="2" table:style-name="ce24"/>
          <table:table-cell table:content-validation-name="val1" table:style-name="ce13"/>
          <table:table-cell table:content-validation-name="val1" table:style-name="ce13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number-columns-repeated="2" table:style-name="ce22"/>
          <table:table-cell table:style-name="ce16"/>
          <table:table-cell table:content-validation-name="val2" table:style-name="ce22"/>
          <table:table-cell table:content-validation-name="val2" table:style-name="ce22"/>
          <table:table-cell table:style-name="ce16"/>
          <table:table-cell table:style-name="ce18"/>
          <table:table-cell table:content-validation-name="val1" table:style-name="ce19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number-rows-repeated="87" table:style-name="ro4">
          <table:table-cell table:style-name="ce6"/>
          <table:table-cell table:style-name="ce58"/>
          <table:table-cell table:style-name="ce59"/>
          <table:table-cell table:style-name="ce60"/>
          <table:table-cell table:style-name="ce61"/>
          <table:table-cell table:style-name="ce65"/>
          <table:table-cell table:style-name="ce63"/>
          <table:table-cell table:style-name="ce67"/>
          <table:table-cell table:style-name="ce49"/>
          <table:table-cell table:style-name="ce51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content-validation-name="val1" table:style-name="ce10"/>
          <table:table-cell table:content-validation-name="val1" table:style-name="ce10"/>
          <table:table-cell table:style-name="ce45"/>
          <table:table-cell table:style-name="ce44"/>
          <table:table-cell table:style-name="ce47"/>
          <table:table-cell table:style-name="ce46"/>
          <table:table-cell table:style-name="ce55"/>
          <table:table-cell table:style-name="ce53"/>
          <table:table-cell table:style-name="ce57"/>
          <table:table-cell table:style-name="ce56"/>
          <table:table-cell table:number-columns-repeated="2" table:style-name="ce24"/>
          <table:table-cell table:content-validation-name="val1" table:style-name="ce13"/>
          <table:table-cell table:content-validation-name="val1" table:style-name="ce13"/>
          <table:table-cell table:content-validation-name="val2" table:style-name="ce25"/>
          <table:table-cell table:content-validation-name="val2" table:style-name="ce25"/>
          <table:table-cell table:content-validation-name="val2" table:style-name="ce25"/>
          <table:table-cell table:content-validation-name="val2" table:style-name="ce25"/>
          <table:table-cell table:content-validation-name="val2" table:style-name="ce25"/>
          <table:table-cell table:content-validation-name="val2" table:style-name="ce25"/>
          <table:table-cell table:style-name="ce18"/>
          <table:table-cell table:content-validation-name="val2" table:style-name="ce25"/>
          <table:table-cell table:content-validation-name="val2" table:style-name="ce25"/>
          <table:table-cell table:number-columns-repeated="2" table:style-name="ce18"/>
          <table:table-cell table:content-validation-name="val1" table:style-name="ce20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number-rows-repeated="65436" table:style-name="ro4"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number-rows-repeated="983040" table:style-name="ro4">
          <table:table-cell table:number-columns-repeated="16384"/>
        </table:table-row>
        <table:named-expressions>
          <table:named-range table:name="Print_Area" table:cell-range-address="Data_sheet.$A$1:Data_sheet.$AO$21" table:base-cell-address="Data_shee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 CE" svg:font-family="&quot;Arial CE&quot;"/>
    <style:font-face style:name="Courier" svg:font-family="Courier"/>
    <style:font-face style:name="Helv" svg:font-family="Helv"/>
    <style:font-face style:name="Gill Sans MT" svg:font-family="&quot;Gill Sans MT&quot;"/>
    <style:font-face style:name="MS Sans Serif" svg:font-family="&quot;MS Sans Serif&quot;"/>
    <style:font-face style:name="Univers 45 Light" svg:font-family="&quot;Univers 45 Light&quot;"/>
    <style:font-face style:name="Book Antiqua" svg:font-family="&quot;Book Antiqua&quot;"/>
    <style:font-face style:name="Times New Roman" svg:font-family="&quot;Times New Roman&quot;"/>
    <style:font-face style:name="Helvetica Black" svg:font-family="&quot;Helvetica Black&quot;"/>
    <style:font-face style:name="Times New Roman CE" svg:font-family="&quot;Times New Roman CE&quot;"/>
    <style:font-face style:name="Verdana" svg:font-family="Verdana"/>
    <style:font-face style:name="Univers (WN)" svg:font-family="&quot;Univers (WN)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-</number:text>
      <number:number number:decimal-places="0" number:min-integer-digits="1" number:grouping="true"/>
      <style:map style:condition="value()&gt;=0" style:apply-style-name="N37P0"/>
    </number:number-style>
    <number:number-style style:name="N38P0">
      <number:number number:decimal-places="0" number:min-integer-digits="1" number:grouping="true"/>
    </number:number-style>
    <number:number-style style:name="N3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number-style style:name="N39">
      <number:text> </number:text>
      <number:number number:min-integer-digits="1"/>
    </number:number-style>
    <number:number-style style:name="N40P0">
      <number:text> </number:text>
      <number:number number:decimal-places="3" number:min-integer-digits="1" number:grouping="true"/>
      <number:text>    </number:text>
    </number:number-style>
    <number:number-style style:name="N40P1">
      <number:text>-</number:text>
      <number:number number:decimal-places="3" number:min-integer-digits="1" number:grouping="true"/>
      <number:text>    </number:text>
    </number:number-style>
    <number:number-style style:name="N40P2">
      <number:text> -</number:text>
      <number:number number:decimal-places="0" number:min-integer-digits="2">
        <number:embedded-text number:position="0">   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1" number:min-integer-digits="1" number:grouping="true"/>
      <number:text> </number:text>
    </number:number-style>
    <number:number-style style:name="N4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41P0"/>
    </number:number-style>
    <number:number-style style:name="N42P0">
      <number:text>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"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2P0"/>
    </number:number-style>
    <number:number-style style:name="N43P0">
      <number:text> </number:text>
      <number:number number:decimal-places="1" number:min-integer-digits="1" number:grouping="true"/>
      <number:text> </number:text>
    </number:number-style>
    <number:number-style style:name="N43P1">
      <number:text> (</number:text>
      <number:number number:decimal-places="1" number:min-integer-digits="1" number:grouping="true"/>
      <number:text>)</number:text>
    </number:number-style>
    <number:number-style style:name="N43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3"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number number:decimal-places="0" number:min-integer-digits="1" number:grouping="true"/>
    </number:number-style>
    <number:number-style style:name="N44">
      <style:text-properties fo:color="#FF0000"/>
      <number:text>-</number:text>
      <number:number number:decimal-places="0" number:min-integer-digits="1" number:grouping="true"/>
      <style:map style:condition="value()&gt;=0" style:apply-style-name="N44P0"/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P0">
      <number:number number:decimal-places="0" number:min-integer-digits="1" number:grouping="true"/>
    </number:number-style>
    <number:number-style style:name="N46P1">
      <number:text>-</number:text>
      <number:number number:decimal-places="0" number:min-integer-digits="1" number:grouping="true"/>
    </number:number-style>
    <number:text-style style:name="N46">
      <number:text>-</number:text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1" number:grouping="true"/>
    </number:number-style>
    <number:number-style style:name="N4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7P0"/>
    </number:number-style>
    <number:currency-style style:name="N4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49" number:language="en" number:country="GB">
      <number:currency-symbol number:language="en" number:country="GB">£</number:currency-symbol>
      <number:number number:decimal-places="0" number:min-integer-digits="1" number:grouping="true"/>
    </number:currency-style>
    <number:number-style style:name="N50P0">
      <number:number number:decimal-places="0" number:min-integer-digits="1" number:grouping="true"/>
    </number:number-style>
    <number:number-style style:name="N50P1">
      <number:text>(</number:text>
      <number:number number:decimal-places="0" number:min-integer-digits="1" number:grouping="true">
        <number:embedded-text number:position="0"> </number:embedded-text>
      </number:number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">
      <style:text-properties fo:color="#FF0000"/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2P0"/>
    </number:number-style>
    <number:number-style style:name="N53P0">
      <number:text>$</number:text>
      <number:number number:decimal-places="2" number:min-integer-digits="1" number:grouping="true"/>
      <number:text> </number:text>
    </number:number-style>
    <number:number-style style:name="N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3P0"/>
    </number:number-style>
    <number:currency-style style:name="N54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4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4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date-style style:name="N55">
      <number:day number:style="long"/>
      <number:text>:</number:text>
      <number:hours number:style="long"/>
      <number:text>:</number:text>
      <number:minutes number:style="long"/>
    </number:date-style>
    <number:date-style style:name="N56">
      <number:day-of-week number:style="long"/>
      <number:text>/</number:text>
      <number:month number:style="long"/>
      <number:text>/</number:text>
      <number:year number:style="long"/>
    </number:date-style>
    <number:date-style style:name="N57">
      <number:day/>
      <number:text>-</number:text>
      <number:month number:textual="true"/>
      <number:text>-</number:text>
      <number:year/>
      <number:text>   </number:text>
      <number:hours/>
      <number:text>:</number:text>
      <number:minutes number:style="long"/>
    </number:date-style>
    <number:date-style style:name="N58">
      <number:month/>
      <number:text>/</number:text>
      <number:day/>
      <number:text>/</number:text>
      <number:year number:style="long"/>
    </number:date-style>
    <number:number-style style:name="N59P0">
      <number:number number:decimal-places="1" number:min-integer-digits="1" number:grouping="true"/>
      <number:text> </number:text>
    </number:number-style>
    <number:number-style style:name="N59">
      <number:text>(</number:text>
      <number:number number:decimal-places="1" number:min-integer-digits="1" number:grouping="true"/>
      <number:text>)</number:text>
      <style:map style:condition="value()&gt;=0" style:apply-style-name="N59P0"/>
    </number:number-style>
    <number:number-style style:name="N60P0">
      <number:number number:decimal-places="2" number:min-integer-digits="1" number:grouping="true"/>
    </number:number-style>
    <number:number-style style:name="N60">
      <number:text>-</number:text>
      <number:number number:decimal-places="2" number:min-integer-digits="1" number:grouping="true"/>
      <style:map style:condition="value()&gt;=0" style:apply-style-name="N60P0"/>
    </number:number-style>
    <number:number-style style:name="N61P0">
      <number:number number:decimal-places="3" number:min-integer-digits="1" number:grouping="true"/>
      <number:text> </number:text>
    </number:number-style>
    <number:number-style style:name="N61">
      <number:text>(</number:text>
      <number:number number:decimal-places="3" number:min-integer-digits="1" number:grouping="true"/>
      <number:text>)</number:text>
      <style:map style:condition="value()&gt;=0" style:apply-style-name="N61P0"/>
    </number:number-style>
    <number:number-style style:name="N62P0">
      <number:text> </number:text>
      <number:number number:decimal-places="2" number:min-integer-digits="1" number:grouping="true"/>
      <number:text>   </number:text>
    </number:number-style>
    <number:number-style style:name="N62P1">
      <number:text>-</number:text>
      <number:number number:decimal-places="2" number:min-integer-digits="1" number:grouping="true"/>
      <number:text>   </number:text>
    </number:number-style>
    <number:number-style style:name="N62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date-style style:name="N63">
      <number:month number:style="long"/>
      <number:text>/</number:text>
      <number:day number:style="long"/>
      <number:text>/</number:text>
      <number:year/>
    </number:date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percentage-style style:name="N65P0">
      <number:number number:decimal-places="2" number:min-integer-digits="1"/>
      <number:text>%</number:text>
    </number:percentage-style>
    <number:percentage-style style:name="N65">
      <style:text-properties fo:color="#FF0000"/>
      <number:text>(</number:text>
      <number:number number:decimal-places="2" number:min-integer-digits="1"/>
      <number:text>%)</number:text>
      <style:map style:condition="value()&gt;=0" style:apply-style-name="N65P0"/>
    </number:percentage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66P0"/>
    </number:number-style>
    <number:percentage-style style:name="N67">
      <number:number number:decimal-places="1" number:min-integer-digits="1"/>
      <number:text>%</number:text>
    </number:percentage-style>
    <number:time-style style:name="N68">
      <number:hours number:style="long"/>
      <number:text>:</number:text>
      <number:minutes number:style="long"/>
    </number:time-style>
    <number:number-style style:name="N69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70P0">
      <number:number number:decimal-places="0" number:min-integer-digits="1" number:grouping="true"/>
    </number:number-style>
    <number:number-style style:name="N70P1">
      <number:text>(</number:text>
      <number:number number:decimal-places="0" number:min-integer-digits="1" number:grouping="true">
        <number:embedded-text number:position="0">)</number:embedded-text>
      </number:number>
    </number:number-style>
    <number:text-style style:name="N70">
      <number:text>-</number:text>
      <style:map style:condition="value()&gt;0" style:apply-style-name="N70P0"/>
      <style:map style:condition="value()&lt;0" style:apply-style-name="N70P1"/>
    </number:text-style>
    <number:percentage-style style:name="N71P0">
      <number:number number:decimal-places="0" number:min-integer-digits="1"/>
      <number:text>%</number:text>
    </number:percentage-style>
    <number:percentage-style style:name="N71P1">
      <number:text>(</number:text>
      <number:number number:decimal-places="0" number:min-integer-digits="1">
        <number:embedded-text number:position="0">)</number:embedded-text>
      </number:number>
      <number:text>%</number:text>
    </number:percentage-style>
    <number:text-style style:name="N71">
      <number:text>-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4" number:min-integer-digits="1" number:grouping="true"/>
    </number:number-style>
    <number:number-style style:name="N72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72P0"/>
    </number:number-style>
    <number:number-style style:name="N73P0">
      <number:text>$</number:text>
      <number:number number:decimal-places="0" number:min-integer-digits="1" number:grouping="true"/>
    </number:number-style>
    <number:number-style style:name="N73">
      <number:text>-$</number:text>
      <number:number number:decimal-places="0" number:min-integer-digits="1" number:grouping="true"/>
      <style:map style:condition="value()&gt;=0" style:apply-style-name="N73P0"/>
    </number:number-style>
    <number:number-style style:name="N74P0">
      <number:text>$</number:text>
      <number:number number:decimal-places="2" number:min-integer-digits="1" number:grouping="true"/>
    </number:number-style>
    <number:number-style style:name="N74">
      <number:text>-$</number:text>
      <number:number number:decimal-places="2" number:min-integer-digits="1" number:grouping="true"/>
      <style:map style:condition="value()&gt;=0" style:apply-style-name="N74P0"/>
    </number:number-style>
    <number:number-style style:name="N75P0">
      <number:text> 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75P1">
      <number:text>-</number:text>
      <number:number number:decimal-places="0" number:min-integer-digits="1" number:grouping="true">
        <number:embedded-text number:position="0">   </number:embedded-text>
      </number:number>
    </number:number-style>
    <number:text-style style:name="N75P2">
      <number:text> -   </number:text>
    </number:text-style>
    <number:text-style style:name="N75">
      <number:text> </number:text>
      <number:text-content/>
      <number:text> </number:text>
      <style:map style:condition="value()&gt;0" style:apply-style-name="N75P0"/>
      <style:map style:condition="value()&lt;0" style:apply-style-name="N75P1"/>
      <style:map style:condition="value()=0" style:apply-style-name="N75P2"/>
    </number:text-style>
    <number:number-style style:name="N76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6P1">
      <number:text> $ -</number:text>
      <number:number number:decimal-places="0" number:min-integer-digits="1" number:grouping="true">
        <number:embedded-text number:position="0"> </number:embedded-text>
      </number:number>
    </number:number-style>
    <number:text-style style:name="N76P2">
      <number:text> $ - </number:text>
    </number:text-style>
    <number:text-style style:name="N76">
      <number:text> </number:text>
      <number:text-content/>
      <number:text> </number:text>
      <style:map style:condition="value()&gt;0" style:apply-style-name="N76P0"/>
      <style:map style:condition="value()&lt;0" style:apply-style-name="N76P1"/>
      <style:map style:condition="value()=0" style:apply-style-name="N76P2"/>
    </number:text-style>
    <number:number-style style:name="N77P0">
      <number:text> $ </number:text>
      <number:number number:decimal-places="2" number:min-integer-digits="1" number:grouping="true"/>
      <number:text> </number:text>
    </number:number-style>
    <number:number-style style:name="N77P1">
      <number:text> $ -</number:text>
      <number:number number:decimal-places="2" number:min-integer-digits="1" number:grouping="true"/>
      <number:text> </number:text>
    </number:number-style>
    <number:number-style style:name="N77P2">
      <number:text> $ -</number:text>
      <number:number number:decimal-places="0" number:min-integer-digits="2">
        <number:embedded-text number:position="0"> </number:embedded-text>
      </number:number>
    </number:number-style>
    <number:text-style style:name="N77">
      <number:text> </number:text>
      <number:text-content/>
      <number:text> </number:text>
      <style:map style:condition="value()&gt;0" style:apply-style-name="N77P0"/>
      <style:map style:condition="value()&lt;0" style:apply-style-name="N77P1"/>
      <style:map style:condition="value()=0" style:apply-style-name="N77P2"/>
    </number:text-style>
    <number:number-style style:name="N78P0">
      <number:text> </number:text>
      <number:number number:decimal-places="2" number:min-integer-digits="1" number:grouping="true"/>
      <number:text> </number:text>
    </number:number-style>
    <number:number-style style:name="N78P1">
      <number:text> -</number:text>
      <number:number number:decimal-places="2" number:min-integer-digits="1" number:grouping="true"/>
      <number:text> </number:text>
    </number:number-style>
    <number:number-style style:name="N7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8">
      <number:text> </number:text>
      <number:text-content/>
      <number:text> </number:text>
      <style:map style:condition="value()&gt;0" style:apply-style-name="N78P0"/>
      <style:map style:condition="value()&lt;0" style:apply-style-name="N78P1"/>
      <style:map style:condition="value()=0" style:apply-style-name="N78P2"/>
    </number:text-style>
    <number:number-style style:name="N79P0">
      <number:text>$</number:text>
      <number:number number:decimal-places="0" number:min-integer-digits="1" number:grouping="true"/>
    </number:number-style>
    <number:number-style style:name="N79">
      <style:text-properties fo:color="#FF0000"/>
      <number:text>-$</number:text>
      <number:number number:decimal-places="0" number:min-integer-digits="1" number:grouping="true"/>
      <style:map style:condition="value()&gt;=0" style:apply-style-name="N79P0"/>
    </number:number-style>
    <number:date-style style:name="N80">
      <number:month number:textual="true"/>
      <number:text>-</number:text>
      <number:year/>
      <number:text> </number:text>
    </number:date-style>
    <number:number-style style:name="N81P0">
      <number:number number:decimal-places="0" number:min-integer-digits="1" number:grouping="true">
        <number:embedded-text number:position="0"> $</number:embedded-text>
      </number:number>
    </number:number-style>
    <number:number-style style:name="N81">
      <number:text>-</number:text>
      <number:number number:decimal-places="0" number:min-integer-digits="1" number:grouping="true">
        <number:embedded-text number:position="0"> $</number:embedded-text>
      </number:number>
      <style:map style:condition="value()&gt;=0" style:apply-style-name="N81P0"/>
    </number:number-style>
    <number:currency-style style:name="N82P0" number:language="en" number:country="GB">
      <number:text> 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82P1" number:language="en" number:country="GB">
      <number:text>-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82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82">
      <number:text> </number:text>
      <number:text-content/>
      <number:text> </number:text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3P0">
      <number:number number:decimal-places="2" number:min-integer-digits="1" number:grouping="true"/>
    </number:number-style>
    <number:number-style style:name="N83P1">
      <style:text-properties fo:color="#FF0000"/>
      <number:text>(</number:text>
      <number:number number:decimal-places="2" number:min-integer-digits="1" number:grouping="true"/>
      <number:text>)</number:text>
    </number:number-style>
    <number:text-style style:name="N83">
      <number:text>-</number:text>
      <style:map style:condition="value()&gt;0" style:apply-style-name="N83P0"/>
      <style:map style:condition="value()&lt;0" style:apply-style-name="N83P1"/>
    </number:text-style>
    <number:percentage-style style:name="N84P0">
      <number:number number:decimal-places="1" number:min-integer-digits="1"/>
      <number:text>%</number:text>
    </number:percentage-style>
    <number:percentage-style style:name="N84">
      <number:text>(</number:text>
      <number:number number:decimal-places="1" number:min-integer-digits="1"/>
      <number:text>%)</number:text>
      <style:map style:condition="value()&gt;=0" style:apply-style-name="N84P0"/>
    </number:percentage-style>
    <number:percentage-style style:name="N85P0">
      <number:number number:decimal-places="0" number:min-integer-digits="1"/>
      <number:text>% </number:text>
    </number:percentage-style>
    <number:percentage-style style:name="N85">
      <style:text-properties fo:color="#FF0000"/>
      <number:text>(</number:text>
      <number:number number:decimal-places="0" number:min-integer-digits="1"/>
      <number:text>%)</number:text>
      <style:map style:condition="value()&gt;=0" style:apply-style-name="N85P0"/>
    </number:percentage-style>
    <number:percentage-style style:name="N86P0">
      <number:number number:decimal-places="1" number:min-integer-digits="1"/>
      <number:text>% </number:text>
    </number:percentage-style>
    <number:percentage-style style:name="N86">
      <style:text-properties fo:color="#FF0000"/>
      <number:text>(</number:text>
      <number:number number:decimal-places="1" number:min-integer-digits="1"/>
      <number:text>%)</number:text>
      <style:map style:condition="value()&gt;=0" style:apply-style-name="N86P0"/>
    </number:percentage-style>
    <number:percentage-style style:name="N87P0">
      <number:number number:decimal-places="1" number:min-integer-digits="1"/>
      <number:text>%</number:text>
    </number:percentage-style>
    <number:percentage-style style:name="N87">
      <style:text-properties fo:color="#FF0000"/>
      <number:text>-</number:text>
      <number:number number:decimal-places="1" number:min-integer-digits="1"/>
      <number:text>%</number:text>
      <style:map style:condition="value()&gt;=0" style:apply-style-name="N87P0"/>
    </number:percentage-style>
    <number:number-style style:name="N88">
      <number:number number:decimal-places="0" number:min-integer-digits="11">
        <number:embedded-text number:position="5"> </number:embedded-text>
      </number:number>
    </number:number-style>
    <number:number-style style:name="N89P0">
      <number:number number:decimal-places="0" number:min-integer-digits="4"/>
    </number:number-style>
    <number:number-style style:name="N89">
      <number:number number:min-integer-digits="1"/>
      <style:map style:condition="value()&lt;=9999" style:apply-style-name="N89P0"/>
    </number:number-style>
    <number:number-style style:name="N90P0">
      <number:text>N-</number:text>
      <number:number number:decimal-places="0" number:min-integer-digits="4"/>
    </number:number-style>
    <number:number-style style:name="N90">
      <number:number number:min-integer-digits="1"/>
      <style:map style:condition="value()&lt;=9999" style:apply-style-name="N90P0"/>
    </number:number-style>
    <number:text-style style:name="N91P0"/>
    <number:text-style style:name="N91P1"/>
    <number:text-style style:name="N91P2"/>
    <number:text-style style:name="N91">
      <style:map style:condition="value()&gt;0" style:apply-style-name="N91P0"/>
      <style:map style:condition="value()&lt;0" style:apply-style-name="N91P1"/>
      <style:map style:condition="value()=0" style:apply-style-name="N91P2"/>
    </number:text-style>
    <number:text-style style:name="N92P0"/>
    <number:text-style style:name="N92P1"/>
    <number:text-style style:name="N92">
      <style:map style:condition="value()&gt;0" style:apply-style-name="N92P0"/>
      <style:map style:condition="value()&lt;0" style:apply-style-name="N92P1"/>
    </number:text-style>
    <number:number-style style:name="N93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93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93P0"/>
    </number:number-style>
    <number:number-style style:name="N94P0">
      <number:number number:decimal-places="0" number:min-integer-digits="0" number:grouping="true" number:display-factor="1000">
        <number:embedded-text number:position="0"> </number:embedded-text>
      </number:number>
    </number:number-style>
    <number:number-style style:name="N94">
      <style:text-properties fo:color="#FF0000"/>
      <number:text>(</number:text>
      <number:number number:decimal-places="0" number:min-integer-digits="0" number:grouping="true" number:display-factor="1000">
        <number:embedded-text number:position="0">)</number:embedded-text>
      </number:number>
      <style:map style:condition="value()&gt;=0" style:apply-style-name="N94P0"/>
    </number:number-style>
    <number:number-style style:name="N95P0">
      <number:number number:decimal-places="1" number:min-integer-digits="0" number:grouping="true" number:display-factor="1000"/>
      <number:text> </number:text>
    </number:number-style>
    <number:number-style style:name="N95">
      <style:text-properties fo:color="#FF0000"/>
      <number:text>(</number:text>
      <number:number number:decimal-places="1" number:min-integer-digits="0" number:grouping="true" number:display-factor="1000"/>
      <number:text>)</number:text>
      <style:map style:condition="value()&gt;=0" style:apply-style-name="N95P0"/>
    </number:number-style>
    <number:time-style style:name="N96">
      <number:hours/>
      <number:text>:</number:text>
      <number:minutes number:style="long"/>
      <number:text> </number:text>
      <number:am-pm/>
    </number:time-style>
    <number:time-style style:name="N97" number:truncate-on-overflow="false">
      <number:hours/>
      <number:text>:</number:text>
      <number:minutes number:style="long"/>
    </number:time-style>
    <number:time-style style:name="N98" number:truncate-on-overflow="false">
      <number:hours number:style="long"/>
      <number:text>:</number:text>
      <number:minutes number:style="long"/>
    </number:time-style>
    <number:number-style style:name="N99">
      <number:number number:decimal-places="0" number:min-integer-digits="2"/>
    </number:number-style>
    <number:number-style style:name="N100">
      <number:number number:decimal-places="0" number:min-integer-digits="3"/>
    </number:number-style>
    <number:number-style style:name="N101">
      <number:number number:decimal-places="0" number:min-integer-digits="1" number:grouping="true" number:display-factor="1000"/>
    </number:number-style>
    <number:number-style style:name="N102P0">
      <style:text-properties fo:color="#0000FF"/>
      <number:number number:decimal-places="2" number:min-integer-digits="1" number:grouping="true"/>
    </number:number-style>
    <number:number-style style:name="N102P1">
      <style:text-properties fo:color="#FF0000"/>
      <number:text>-</number:text>
      <number:number number:decimal-places="2" number:min-integer-digits="1" number:grouping="true"/>
    </number:number-style>
    <number:number-style style:name="N102">
      <number:number number:decimal-places="2" number:min-integer-digits="1"/>
      <style:map style:condition="value()&gt;0" style:apply-style-name="N102P0"/>
      <style:map style:condition="value()&lt;0" style:apply-style-name="N102P1"/>
    </number:number-style>
    <number:number-style style:name="N103P0">
      <number:text>kr</number:text>
      <number:number number:decimal-places="0" number:min-integer-digits="1" number:grouping="true" number:display-factor="1000"/>
    </number:number-style>
    <number:number-style style:name="N103">
      <number:text>kr-</number:text>
      <number:number number:decimal-places="0" number:min-integer-digits="1" number:grouping="true" number:display-factor="1000"/>
      <style:map style:condition="value()&gt;=0" style:apply-style-name="N103P0"/>
    </number:number-style>
    <number:number-style style:name="N104P0">
      <style:text-properties fo:color="#0000FF"/>
      <number:text>kr</number:text>
      <number:number number:decimal-places="2" number:min-integer-digits="1" number:grouping="true"/>
    </number:number-style>
    <number:number-style style:name="N104P1">
      <style:text-properties fo:color="#FF0000"/>
      <number:text>kr-</number:text>
      <number:number number:decimal-places="2" number:min-integer-digits="1" number:grouping="true"/>
    </number:number-style>
    <number:number-style style:name="N104">
      <number:number number:decimal-places="2" number:min-integer-digits="1"/>
      <style:map style:condition="value()&gt;0" style:apply-style-name="N104P0"/>
      <style:map style:condition="value()&lt;0" style:apply-style-name="N104P1"/>
    </number:number-style>
    <number:number-style style:name="N105P0">
      <number:text> Ł</number:text>
      <number:number number:decimal-places="0" number:min-integer-digits="1" number:grouping="true">
        <number:embedded-text number:position="0"> </number:embedded-text>
      </number:number>
    </number:number-style>
    <number:number-style style:name="N105P1">
      <number:text>-Ł</number:text>
      <number:number number:decimal-places="0" number:min-integer-digits="1" number:grouping="true">
        <number:embedded-text number:position="0"> </number:embedded-text>
      </number:number>
    </number:number-style>
    <number:text-style style:name="N105P2">
      <number:text> Ł- </number:text>
    </number:text-style>
    <number:text-style style:name="N105">
      <number:text> </number:text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number-style style:name="N106P0">
      <number:text> Ł</number:text>
      <number:number number:decimal-places="2" number:min-integer-digits="1" number:grouping="true"/>
      <number:text> </number:text>
    </number:number-style>
    <number:number-style style:name="N106P1">
      <number:text>-Ł</number:text>
      <number:number number:decimal-places="2" number:min-integer-digits="1" number:grouping="true"/>
      <number:text> </number:text>
    </number:number-style>
    <number:number-style style:name="N106P2">
      <number:text> Ł-</number:text>
      <number:number number:decimal-places="0" number:min-integer-digits="2">
        <number:embedded-text number:position="0"> </number:embedded-text>
      </number:number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">
      <number:number number:decimal-places="0" number:min-integer-digits="1">
        <number:embedded-text number:position="0"> </number:embedded-text>
      </number:number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10_JournalTemplate_61_C_58__92_COMFO_92_CTALK_92_JOURSTD.TPL_10_LbStateAddress_61_3_32_3_32_0_32_251_32_1_32_89_32_2_32_311_10_LbStateJou_32_2" style:display-name="&#10;JournalTemplate=C:\COMFO\CTALK\JOURSTD.TPL&#10;LbStateAddress=3 3 0 251 1 89 2 311&#10;LbStateJou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10_JournalTemplate_61_C_58__92_COMFO_92_CTALK_92_JOURSTD.TPL_10_LbStateAddress_61_3_32_3_32_0_32_251_32_1_32_89_32_2_32_311_10_LbStateJou_32_3" style:display-name="&#10;JournalTemplate=C:\COMFO\CTALK\JOURSTD.TPL&#10;LbStateAddress=3 3 0 251 1 89 2 311&#10;LbStateJou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37__32_2" style:display-name="% 2" style:family="table-cell" style:data-style-name="N0">
      <style:table-cell-properties style:vertical-align="automatic" fo:background-color="transparent"/>
    </style:style>
    <style:style style:name="_37__32_2_32_2" style:display-name="%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7__32_3" style:display-name="% 3" style:family="table-cell" style:data-style-name="N0">
      <style:table-cell-properties style:vertical-align="automatic" fo:background-color="transparent"/>
    </style:style>
    <style:style style:name="_37__32_4" style:display-name="% 4" style:family="table-cell" style:data-style-name="N0">
      <style:table-cell-properties style:vertical-align="automatic" fo:background-color="transparent"/>
    </style:style>
    <style:style style:name="_37__Apr_32_12_32_template_32_v1" style:display-name="%_Apr 12 template v1" style:family="table-cell" style:data-style-name="N0">
      <style:table-cell-properties style:vertical-align="automatic" fo:background-color="transparent"/>
    </style:style>
    <style:style style:name="_37__Checking_32_file" style:display-name="%_Checking file" style:family="table-cell" style:data-style-name="N0">
      <style:table-cell-properties style:vertical-align="automatic" fo:background-color="transparent"/>
    </style:style>
    <style:style style:name="_PERSONAL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168__160_L_338_B" style:display-name="¨ LŒB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72__181_rka" style:display-name="¬µrk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49__32_000_32_K_63__0f83zm4yytAvDZPSbNxjaUl2F" style:display-name="1 000 K?_0f83zm4yytAvDZPSbNxjaUl2F" style:family="table-cell" style:data-style-name="N39"/>
    <style:style style:name="_49__32_000_32_Kc_CTD" style:display-name="1 000 Kc_CTD" style:family="table-cell" style:data-style-name="N40"/>
    <style:style style:name="_50_0_37__32_-_32_Accent1_32_2" style:display-name="20% - Accent1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" style:display-name="20% - Accent1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" style:display-name="20% - Accent1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_32_2" style:display-name="20% - Accent1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3" style:display-name="20% - Accent1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" style:display-name="20% - Accent1 2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_32_2" style:display-name="20% - Accent1 2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4" style:display-name="20% - Accent1 2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" style:display-name="20% - Accent1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2" style:display-name="20% - Accent1 3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2_32_2" style:display-name="20% - Accent1 3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3" style:display-name="20% - Accent1 3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3" style:display-name="20% - Accent1 3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3_32_2" style:display-name="20% - Accent1 3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4" style:display-name="20% - Accent1 3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" style:display-name="20% - Accent1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" style:display-name="20% - Accent1 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2" style:display-name="20% - Accent1 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2_32_2" style:display-name="20% - Accent1 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3" style:display-name="20% - Accent1 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3" style:display-name="20% - Accent1 4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3_32_2" style:display-name="20% - Accent1 4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4" style:display-name="20% - Accent1 4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" style:display-name="20% - Accent1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" style:display-name="20% - Accent1 5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2" style:display-name="20% - Accent1 5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2_32_2" style:display-name="20% - Accent1 5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3" style:display-name="20% - Accent1 5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3" style:display-name="20% - Accent1 5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3_32_2" style:display-name="20% - Accent1 5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4" style:display-name="20% - Accent1 5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" style:display-name="20% - Accent1 6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2" style:display-name="20% - Accent1 6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2_32_2" style:display-name="20% - Accent1 6 2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3" style:display-name="20% - Accent1 6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" style:display-name="20% - Accent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" style:display-name="20% - Accent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" style:display-name="20% - Accent2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_32_2" style:display-name="20% - Accent2 2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3" style:display-name="20% - Accent2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" style:display-name="20% - Accent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_32_2" style:display-name="20% - Accent2 2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4" style:display-name="20% - Accent2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" style:display-name="20% - Accent2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2" style:display-name="20% - Accent2 3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2_32_2" style:display-name="20% - Accent2 3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3" style:display-name="20% - Accent2 3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3" style:display-name="20% - Accent2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3_32_2" style:display-name="20% - Accent2 3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4" style:display-name="20% - Accent2 3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" style:display-name="20% - Accent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" style:display-name="20% - Accent2 4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2" style:display-name="20% - Accent2 4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2_32_2" style:display-name="20% - Accent2 4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3" style:display-name="20% - Accent2 4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3" style:display-name="20% - Accent2 4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3_32_2" style:display-name="20% - Accent2 4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4" style:display-name="20% - Accent2 4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" style:display-name="20% - Accent2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" style:display-name="20% - Accent2 5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2" style:display-name="20% - Accent2 5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2_32_2" style:display-name="20% - Accent2 5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3" style:display-name="20% - Accent2 5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3" style:display-name="20% - Accent2 5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3_32_2" style:display-name="20% - Accent2 5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4" style:display-name="20% - Accent2 5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" style:display-name="20% - Accent2 6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2" style:display-name="20% - Accent2 6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2_32_2" style:display-name="20% - Accent2 6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3" style:display-name="20% - Accent2 6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" style:display-name="20% - Accent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" style:display-name="20% - Accent3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" style:display-name="20% - Accent3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_32_2" style:display-name="20% - Accent3 2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3" style:display-name="20% - Accent3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" style:display-name="20% - Accent3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_32_2" style:display-name="20% - Accent3 2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4" style:display-name="20% - Accent3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" style:display-name="20% - Accent3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2" style:display-name="20% - Accent3 3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2_32_2" style:display-name="20% - Accent3 3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3" style:display-name="20% - Accent3 3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3" style:display-name="20% - Accent3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3_32_2" style:display-name="20% - Accent3 3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4" style:display-name="20% - Accent3 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" style:display-name="20% - Accent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" style:display-name="20% - Accent3 4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2" style:display-name="20% - Accent3 4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2_32_2" style:display-name="20% - Accent3 4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3" style:display-name="20% - Accent3 4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3" style:display-name="20% - Accent3 4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3_32_2" style:display-name="20% - Accent3 4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4" style:display-name="20% - Accent3 4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" style:display-name="20% - Accent3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" style:display-name="20% - Accent3 5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2" style:display-name="20% - Accent3 5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2_32_2" style:display-name="20% - Accent3 5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3" style:display-name="20% - Accent3 5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3" style:display-name="20% - Accent3 5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3_32_2" style:display-name="20% - Accent3 5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4" style:display-name="20% - Accent3 5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" style:display-name="20% - Accent3 6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2" style:display-name="20% - Accent3 6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2_32_2" style:display-name="20% - Accent3 6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3" style:display-name="20% - Accent3 6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" style:display-name="20% - Accent4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" style:display-name="20% - Accent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" style:display-name="20% - Accent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_32_2" style:display-name="20% - Accent4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3" style:display-name="20% - Accent4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" style:display-name="20% - Accent4 2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_32_2" style:display-name="20% - Accent4 2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4" style:display-name="20% - Accent4 2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" style:display-name="20% - Accent4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2" style:display-name="20% - Accent4 3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2_32_2" style:display-name="20% - Accent4 3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3" style:display-name="20% - Accent4 3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3" style:display-name="20% - Accent4 3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3_32_2" style:display-name="20% - Accent4 3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4" style:display-name="20% - Accent4 3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" style:display-name="20% - Accent4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" style:display-name="20% - Accent4 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2" style:display-name="20% - Accent4 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2_32_2" style:display-name="20% - Accent4 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3" style:display-name="20% - Accent4 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3" style:display-name="20% - Accent4 4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3_32_2" style:display-name="20% - Accent4 4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4" style:display-name="20% - Accent4 4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" style:display-name="20% - Accent4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" style:display-name="20% - Accent4 5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2" style:display-name="20% - Accent4 5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2_32_2" style:display-name="20% - Accent4 5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3" style:display-name="20% - Accent4 5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3" style:display-name="20% - Accent4 5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3_32_2" style:display-name="20% - Accent4 5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4" style:display-name="20% - Accent4 5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" style:display-name="20% - Accent4 6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2" style:display-name="20% - Accent4 6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2_32_2" style:display-name="20% - Accent4 6 2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3" style:display-name="20% - Accent4 6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" style:display-name="20% - Accent5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" style:display-name="20% - Accent5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" style:display-name="20% - Accent5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_32_2" style:display-name="20% - Accent5 2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3" style:display-name="20% - Accent5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" style:display-name="20% - Accent5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_32_2" style:display-name="20% - Accent5 2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4" style:display-name="20% - Accent5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" style:display-name="20% - Accent5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2" style:display-name="20% - Accent5 3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2_32_2" style:display-name="20% - Accent5 3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3" style:display-name="20% - Accent5 3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3" style:display-name="20% - Accent5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3_32_2" style:display-name="20% - Accent5 3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4" style:display-name="20% - Accent5 3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" style:display-name="20% - Accent5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" style:display-name="20% - Accent5 4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2" style:display-name="20% - Accent5 4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2_32_2" style:display-name="20% - Accent5 4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3" style:display-name="20% - Accent5 4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3" style:display-name="20% - Accent5 4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3_32_2" style:display-name="20% - Accent5 4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4" style:display-name="20% - Accent5 4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" style:display-name="20% - Accent5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" style:display-name="20% - Accent5 5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2" style:display-name="20% - Accent5 5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2_32_2" style:display-name="20% - Accent5 5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3" style:display-name="20% - Accent5 5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3" style:display-name="20% - Accent5 5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3_32_2" style:display-name="20% - Accent5 5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4" style:display-name="20% - Accent5 5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" style:display-name="20% - Accent5 6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2" style:display-name="20% - Accent5 6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2_32_2" style:display-name="20% - Accent5 6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3" style:display-name="20% - Accent5 6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" style:display-name="20% - Accent6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" style:display-name="20% - Accent6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" style:display-name="20% - Accent6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_32_2" style:display-name="20% - Accent6 2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3" style:display-name="20% - Accent6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" style:display-name="20% - Accent6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_32_2" style:display-name="20% - Accent6 2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4" style:display-name="20% - Accent6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" style:display-name="20% - Accent6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2" style:display-name="20% - Accent6 3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2_32_2" style:display-name="20% - Accent6 3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3" style:display-name="20% - Accent6 3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3" style:display-name="20% - Accent6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3_32_2" style:display-name="20% - Accent6 3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4" style:display-name="20% - Accent6 3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" style:display-name="20% - Accent6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" style:display-name="20% - Accent6 4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2" style:display-name="20% - Accent6 4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2_32_2" style:display-name="20% - Accent6 4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3" style:display-name="20% - Accent6 4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3" style:display-name="20% - Accent6 4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3_32_2" style:display-name="20% - Accent6 4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4" style:display-name="20% - Accent6 4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" style:display-name="20% - Accent6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" style:display-name="20% - Accent6 5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2" style:display-name="20% - Accent6 5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2_32_2" style:display-name="20% - Accent6 5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3" style:display-name="20% - Accent6 5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3" style:display-name="20% - Accent6 5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3_32_2" style:display-name="20% - Accent6 5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4" style:display-name="20% - Accent6 5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" style:display-name="20% - Accent6 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2" style:display-name="20% - Accent6 6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2_32_2" style:display-name="20% - Accent6 6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3" style:display-name="20% - Accent6 6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" style:display-name="40% - Accent1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" style:display-name="40% - Accent1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" style:display-name="40% - Accent1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_32_2" style:display-name="40% - Accent1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3" style:display-name="40% - Accent1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" style:display-name="40% - Accent1 2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_32_2" style:display-name="40% - Accent1 2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4" style:display-name="40% - Accent1 2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" style:display-name="40% - Accent1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2" style:display-name="40% - Accent1 3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2_32_2" style:display-name="40% - Accent1 3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3" style:display-name="40% - Accent1 3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3" style:display-name="40% - Accent1 3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3_32_2" style:display-name="40% - Accent1 3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4" style:display-name="40% - Accent1 3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" style:display-name="40% - Accent1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" style:display-name="40% - Accent1 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2" style:display-name="40% - Accent1 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2_32_2" style:display-name="40% - Accent1 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3" style:display-name="40% - Accent1 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3" style:display-name="40% - Accent1 4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3_32_2" style:display-name="40% - Accent1 4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4" style:display-name="40% - Accent1 4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" style:display-name="40% - Accent1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" style:display-name="40% - Accent1 5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2" style:display-name="40% - Accent1 5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2_32_2" style:display-name="40% - Accent1 5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3" style:display-name="40% - Accent1 5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3" style:display-name="40% - Accent1 5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3_32_2" style:display-name="40% - Accent1 5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4" style:display-name="40% - Accent1 5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" style:display-name="40% - Accent1 6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2" style:display-name="40% - Accent1 6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2_32_2" style:display-name="40% - Accent1 6 2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3" style:display-name="40% - Accent1 6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" style:display-name="40% - Accent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" style:display-name="40% - Accent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" style:display-name="40% - Accent2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_32_2" style:display-name="40% - Accent2 2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3" style:display-name="40% - Accent2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" style:display-name="40% - Accent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_32_2" style:display-name="40% - Accent2 2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4" style:display-name="40% - Accent2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" style:display-name="40% - Accent2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2" style:display-name="40% - Accent2 3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2_32_2" style:display-name="40% - Accent2 3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3" style:display-name="40% - Accent2 3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3" style:display-name="40% - Accent2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3_32_2" style:display-name="40% - Accent2 3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4" style:display-name="40% - Accent2 3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" style:display-name="40% - Accent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" style:display-name="40% - Accent2 4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2" style:display-name="40% - Accent2 4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2_32_2" style:display-name="40% - Accent2 4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3" style:display-name="40% - Accent2 4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3" style:display-name="40% - Accent2 4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3_32_2" style:display-name="40% - Accent2 4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4" style:display-name="40% - Accent2 4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" style:display-name="40% - Accent2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" style:display-name="40% - Accent2 5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2" style:display-name="40% - Accent2 5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2_32_2" style:display-name="40% - Accent2 5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3" style:display-name="40% - Accent2 5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3" style:display-name="40% - Accent2 5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3_32_2" style:display-name="40% - Accent2 5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4" style:display-name="40% - Accent2 5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" style:display-name="40% - Accent2 6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2" style:display-name="40% - Accent2 6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2_32_2" style:display-name="40% - Accent2 6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3" style:display-name="40% - Accent2 6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" style:display-name="40% - Accent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" style:display-name="40% - Accent3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" style:display-name="40% - Accent3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_32_2" style:display-name="40% - Accent3 2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3" style:display-name="40% - Accent3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" style:display-name="40% - Accent3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_32_2" style:display-name="40% - Accent3 2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4" style:display-name="40% - Accent3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" style:display-name="40% - Accent3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2" style:display-name="40% - Accent3 3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2_32_2" style:display-name="40% - Accent3 3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3" style:display-name="40% - Accent3 3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3" style:display-name="40% - Accent3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3_32_2" style:display-name="40% - Accent3 3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4" style:display-name="40% - Accent3 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" style:display-name="40% - Accent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" style:display-name="40% - Accent3 4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2" style:display-name="40% - Accent3 4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2_32_2" style:display-name="40% - Accent3 4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3" style:display-name="40% - Accent3 4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3" style:display-name="40% - Accent3 4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3_32_2" style:display-name="40% - Accent3 4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4" style:display-name="40% - Accent3 4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" style:display-name="40% - Accent3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" style:display-name="40% - Accent3 5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2" style:display-name="40% - Accent3 5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2_32_2" style:display-name="40% - Accent3 5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3" style:display-name="40% - Accent3 5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3" style:display-name="40% - Accent3 5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3_32_2" style:display-name="40% - Accent3 5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4" style:display-name="40% - Accent3 5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" style:display-name="40% - Accent3 6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2" style:display-name="40% - Accent3 6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2_32_2" style:display-name="40% - Accent3 6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3" style:display-name="40% - Accent3 6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" style:display-name="40% - Accent4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" style:display-name="40% - Accent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" style:display-name="40% - Accent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_32_2" style:display-name="40% - Accent4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3" style:display-name="40% - Accent4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" style:display-name="40% - Accent4 2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_32_2" style:display-name="40% - Accent4 2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4" style:display-name="40% - Accent4 2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" style:display-name="40% - Accent4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2" style:display-name="40% - Accent4 3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2_32_2" style:display-name="40% - Accent4 3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3" style:display-name="40% - Accent4 3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3" style:display-name="40% - Accent4 3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3_32_2" style:display-name="40% - Accent4 3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4" style:display-name="40% - Accent4 3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" style:display-name="40% - Accent4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" style:display-name="40% - Accent4 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2" style:display-name="40% - Accent4 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2_32_2" style:display-name="40% - Accent4 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3" style:display-name="40% - Accent4 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3" style:display-name="40% - Accent4 4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3_32_2" style:display-name="40% - Accent4 4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4" style:display-name="40% - Accent4 4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" style:display-name="40% - Accent4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" style:display-name="40% - Accent4 5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2" style:display-name="40% - Accent4 5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2_32_2" style:display-name="40% - Accent4 5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3" style:display-name="40% - Accent4 5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3" style:display-name="40% - Accent4 5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3_32_2" style:display-name="40% - Accent4 5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4" style:display-name="40% - Accent4 5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" style:display-name="40% - Accent4 6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2" style:display-name="40% - Accent4 6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2_32_2" style:display-name="40% - Accent4 6 2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3" style:display-name="40% - Accent4 6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" style:display-name="40% - Accent5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" style:display-name="40% - Accent5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" style:display-name="40% - Accent5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_32_2" style:display-name="40% - Accent5 2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3" style:display-name="40% - Accent5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" style:display-name="40% - Accent5 2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_32_2" style:display-name="40% - Accent5 2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4" style:display-name="40% - Accent5 2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" style:display-name="40% - Accent5 3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2" style:display-name="40% - Accent5 3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2_32_2" style:display-name="40% - Accent5 3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3" style:display-name="40% - Accent5 3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3" style:display-name="40% - Accent5 3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3_32_2" style:display-name="40% - Accent5 3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4" style:display-name="40% - Accent5 3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" style:display-name="40% - Accent5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" style:display-name="40% - Accent5 4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2" style:display-name="40% - Accent5 4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2_32_2" style:display-name="40% - Accent5 4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3" style:display-name="40% - Accent5 4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3" style:display-name="40% - Accent5 4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3_32_2" style:display-name="40% - Accent5 4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4" style:display-name="40% - Accent5 4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" style:display-name="40% - Accent5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" style:display-name="40% - Accent5 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2" style:display-name="40% - Accent5 5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2_32_2" style:display-name="40% - Accent5 5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3" style:display-name="40% - Accent5 5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3" style:display-name="40% - Accent5 5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3_32_2" style:display-name="40% - Accent5 5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4" style:display-name="40% - Accent5 5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" style:display-name="40% - Accent5 6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2" style:display-name="40% - Accent5 6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2_32_2" style:display-name="40% - Accent5 6 2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3" style:display-name="40% - Accent5 6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" style:display-name="40% - Accent6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" style:display-name="40% - Accent6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" style:display-name="40% - Accent6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_32_2" style:display-name="40% - Accent6 2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3" style:display-name="40% - Accent6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" style:display-name="40% - Accent6 2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_32_2" style:display-name="40% - Accent6 2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4" style:display-name="40% - Accent6 2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" style:display-name="40% - Accent6 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2" style:display-name="40% - Accent6 3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2_32_2" style:display-name="40% - Accent6 3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3" style:display-name="40% - Accent6 3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3" style:display-name="40% - Accent6 3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3_32_2" style:display-name="40% - Accent6 3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4" style:display-name="40% - Accent6 3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" style:display-name="40% - Accent6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" style:display-name="40% - Accent6 4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2" style:display-name="40% - Accent6 4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2_32_2" style:display-name="40% - Accent6 4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3" style:display-name="40% - Accent6 4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3" style:display-name="40% - Accent6 4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3_32_2" style:display-name="40% - Accent6 4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4" style:display-name="40% - Accent6 4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" style:display-name="40% - Accent6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" style:display-name="40% - Accent6 5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2" style:display-name="40% - Accent6 5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2_32_2" style:display-name="40% - Accent6 5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3" style:display-name="40% - Accent6 5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3" style:display-name="40% - Accent6 5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3_32_2" style:display-name="40% - Accent6 5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4" style:display-name="40% - Accent6 5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" style:display-name="40% - Accent6 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2" style:display-name="40% - Accent6 6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2_32_2" style:display-name="40% - Accent6 6 2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3" style:display-name="40% - Accent6 6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_32_2" style:display-name="60% - Accent1 2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2_32_2" style:display-name="60% - Accent1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_32_2" style:display-name="60% - Accent1 3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" style:display-name="60% - Accent1 4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_32_2" style:display-name="60% - Accent1 4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" style:display-name="60% - Accent1 5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_32_2" style:display-name="60% - Accent1 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6" style:display-name="60% - Accent1 6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" style:display-name="60% - Accent2 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_32_2" style:display-name="60% - Accent2 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_32_2" style:display-name="60% - Accent2 3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" style:display-name="60% - Accent2 4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_32_2" style:display-name="60% - Accent2 4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" style:display-name="60% - Accent2 5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_32_2" style:display-name="60% - Accent2 5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6" style:display-name="60% - Accent2 6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" style:display-name="60% - Accent3 2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_32_2" style:display-name="60% - Accent3 2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_32_2" style:display-name="60% - Accent3 3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" style:display-name="60% - Accent3 4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_32_2" style:display-name="60% - Accent3 4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" style:display-name="60% - Accent3 5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_32_2" style:display-name="60% - Accent3 5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6" style:display-name="60% - Accent3 6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" style:display-name="60% - Accent4 2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_32_2" style:display-name="60% - Accent4 2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_32_2" style:display-name="60% - Accent4 3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" style:display-name="60% - Accent4 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_32_2" style:display-name="60% - Accent4 4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" style:display-name="60% - Accent4 5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_32_2" style:display-name="60% - Accent4 5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6" style:display-name="60% - Accent4 6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" style:display-name="60% - Accent5 2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_32_2" style:display-name="60% - Accent5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_32_2" style:display-name="60% - Accent5 3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" style:display-name="60% - Accent5 4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_32_2" style:display-name="60% - Accent5 4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" style:display-name="60% - Accent5 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_32_2" style:display-name="60% - Accent5 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6" style:display-name="60% - Accent5 6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" style:display-name="60% - Accent6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_32_2" style:display-name="60% - Accent6 2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_32_2" style:display-name="60% - Accent6 3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" style:display-name="60% - Accent6 4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_32_2" style:display-name="60% - Accent6 4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" style:display-name="60% - Accent6 5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_32_2" style:display-name="60% - Accent6 5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6" style:display-name="60% - Accent6 6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" style:display-name="Accent1 2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_32_2" style:display-name="Accent1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" style:display-name="Accent1 3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_32_2" style:display-name="Accent1 3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" style:display-name="Accent1 4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_32_2" style:display-name="Accent1 4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" style:display-name="Accent1 5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_32_2" style:display-name="Accent1 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6" style:display-name="Accent1 6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" style:display-name="Accent2 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_32_2" style:display-name="Accent2 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" style:display-name="Accent2 3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_32_2" style:display-name="Accent2 3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" style:display-name="Accent2 4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_32_2" style:display-name="Accent2 4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" style:display-name="Accent2 5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_32_2" style:display-name="Accent2 5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6" style:display-name="Accent2 6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" style:display-name="Accent3 2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_32_2" style:display-name="Accent3 2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" style:display-name="Accent3 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_32_2" style:display-name="Accent3 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" style:display-name="Accent3 4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_32_2" style:display-name="Accent3 4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" style:display-name="Accent3 5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_32_2" style:display-name="Accent3 5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6" style:display-name="Accent3 6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" style:display-name="Accent4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_32_2" style:display-name="Accent4 2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" style:display-name="Accent4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_32_2" style:display-name="Accent4 3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" style:display-name="Accent4 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_32_2" style:display-name="Accent4 4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" style:display-name="Accent4 5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_32_2" style:display-name="Accent4 5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6" style:display-name="Accent4 6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" style:display-name="Accent5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_32_2" style:display-name="Accent5 2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" style:display-name="Accent5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_32_2" style:display-name="Accent5 3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" style:display-name="Accent5 4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_32_2" style:display-name="Accent5 4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" style:display-name="Accent5 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_32_2" style:display-name="Accent5 5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6" style:display-name="Accent5 6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" style:display-name="Accent6 2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_32_2" style:display-name="Accent6 2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" style:display-name="Accent6 3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_32_2" style:display-name="Accent6 3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" style:display-name="Accent6 4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_32_2" style:display-name="Accent6 4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" style:display-name="Accent6 5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_32_2" style:display-name="Accent6 5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6" style:display-name="Accent6 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_38_W" style:display-name="B&amp;W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bold" style:display-name="B&amp;Wbold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ad_32_2" style:display-name="Bad 2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2_32_2" style:display-name="Bad 2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3" style:display-name="Bad 3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3_32_2" style:display-name="Bad 3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4" style:display-name="Bad 4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4_32_2" style:display-name="Bad 4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5" style:display-name="Bad 5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5_32_2" style:display-name="Bad 5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6" style:display-name="Bad 6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old_32_11" style:display-name="Bold 11" style:family="table-cell" style:data-style-name="N41">
      <style:text-properties fo:font-size="11pt" style:font-size-asian="11pt" style:font-size-complex="11pt" fo:font-weight="bold" style:font-weight-asian="bold" style:font-weight-complex="bold"/>
    </style:style>
    <style:style style:name="Border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" style:display-name="Border 2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rand_32_Default" style:display-name="Brand Default" style:family="table-cell" style:data-style-name="N43">
      <style:table-cell-properties fo:background-color="transparent"/>
      <style:text-properties fo:font-size="9pt" style:font-size-asian="9pt" style:font-size-complex="9pt"/>
    </style:style>
    <style:style style:name="Calc" style:family="table-cell" style:data-style-name="N0">
      <style:table-cell-properties fo:border="thin dashed #333333" style:vertical-align="middle" fo:background-color="#CCFFFF"/>
      <style:text-properties fo:font-size="10pt" style:font-size-asian="10pt" style:font-size-complex="10pt"/>
    </style:style>
    <style:style style:name="Calc_32_-_32_Blue" style:display-name="Calc - Blue" style:family="table-cell" style:data-style-name="N46">
      <style:table-cell-properties fo:border="thin dashed #333333" style:vertical-align="middle" fo:background-color="#FFFFCC"/>
      <style:text-properties fo:font-size="10pt" style:font-size-asian="10pt" style:font-size-complex="10pt"/>
    </style:style>
    <style:style style:name="Calc_32_-_32_Feed" style:display-name="Calc - Feed" style:family="table-cell" style:data-style-name="N1">
      <style:table-cell-properties fo:border="thin dashed #333333" style:vertical-align="middle" fo:background-color="#660066"/>
      <style:text-properties fo:font-size="10pt" style:font-size-asian="10pt" style:font-size-complex="10pt"/>
    </style:style>
    <style:style style:name="Calc_32_-_32_Green" style:display-name="Calc - Green" style:family="table-cell" style:data-style-name="N47">
      <style:table-cell-properties fo:border="thin dashed #333333" style:vertical-align="middle" fo:background-color="#660066"/>
      <style:text-properties fo:font-size="10pt" style:font-size-asian="10pt" style:font-size-complex="10pt"/>
    </style:style>
    <style:style style:name="Calc_32_-_32_Grey" style:display-name="Calc - Grey" style:family="table-cell" style:data-style-name="N47">
      <style:table-cell-properties fo:border="thin dashed #333333" style:vertical-align="middle" fo:background-color="#C0C0C0"/>
      <style:text-properties fo:font-size="10pt" style:font-size-asian="10pt" style:font-size-complex="10pt"/>
    </style:style>
    <style:style style:name="Calc_32_-_32_White" style:display-name="Calc - White" style:family="table-cell" style:data-style-name="N3">
      <style:table-cell-properties fo:border="thin dashed #333333" style:vertical-align="middle" fo:background-color="transparent"/>
      <style:text-properties fo:font-size="10pt" style:font-size-asian="10pt" style:font-size-complex="10pt"/>
    </style:style>
    <style:style style:name="Calculation_32_2" style:display-name="Calculation 2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2_32_2" style:display-name="Calculation 2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_32_2" style:display-name="Calculation 3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_32_2" style:display-name="Calculation 4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" style:display-name="Calculation 5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_32_2" style:display-name="Calculation 5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6" style:display-name="Calculation 6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4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_225_rky_32__91_0_93__CTD" style:display-name="cárky [0]_CTD" style:family="table-cell" style:data-style-name="N44"/>
    <style:style style:name="c_225_rky_CTD" style:display-name="cárky_CTD" style:family="table-cell" style:data-style-name="N45"/>
    <style:style style:name="Celkem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f1" style:family="table-cell" style:data-style-name="N0">
      <style:table-cell-properties fo:background-color="#FF0000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_32_2" style:display-name="Check Cell 2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_32_2" style:display-name="Check Cell 3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_32_2" style:display-name="Check Cell 4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" style:display-name="Check Cell 5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_32_2" style:display-name="Check Cell 5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6" style:display-name="Check Cell 6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_268__237_slo__35__32__35__35_0" style:display-name="Číslo_# ##0" style:family="table-cell" style:data-style-name="N38"/>
    <style:style style:name="ColHead" style:family="table-cell" style:data-style-name="N50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or_Anna" style:family="table-cell" style:data-style-name="N38">
      <style:table-cell-properties fo:background-color="#99CCFF"/>
    </style:style>
    <style:style style:name="Comma_32_10" style:display-name="Comma 10" style:family="table-cell" style:data-style-name="N51"/>
    <style:style style:name="Comma_32_10_32_2" style:display-name="Comma 10 2" style:family="table-cell" style:data-style-name="N51"/>
    <style:style style:name="Comma_32_10_32_2_32_2" style:display-name="Comma 10 2 2" style:family="table-cell" style:data-style-name="N51"/>
    <style:style style:name="Comma_32_10_32_2_32_3" style:display-name="Comma 10 2 3" style:family="table-cell" style:data-style-name="N51"/>
    <style:style style:name="Comma_32_10_32_3" style:display-name="Comma 10 3" style:family="table-cell" style:data-style-name="N51"/>
    <style:style style:name="Comma_32_11" style:display-name="Comma 11" style:family="table-cell" style:data-style-name="N51"/>
    <style:style style:name="Comma_32_11_32_2" style:display-name="Comma 11 2" style:family="table-cell" style:data-style-name="N51"/>
    <style:style style:name="Comma_32_12" style:display-name="Comma 12" style:family="table-cell" style:data-style-name="N51"/>
    <style:style style:name="Comma_32_13" style:display-name="Comma 13" style:family="table-cell" style:data-style-name="N51"/>
    <style:style style:name="Comma_32_2" style:display-name="Comma 2" style:family="table-cell" style:data-style-name="N51"/>
    <style:style style:name="Comma_32_2_32_2" style:display-name="Comma 2 2" style:family="table-cell" style:data-style-name="N51"/>
    <style:style style:name="Comma_32_2_32_2_32_2" style:display-name="Comma 2 2 2" style:family="table-cell" style:data-style-name="N51"/>
    <style:style style:name="Comma_32_2_32_2_32_2_32_2" style:display-name="Comma 2 2 2 2" style:family="table-cell" style:data-style-name="N51"/>
    <style:style style:name="Comma_32_2_32_2_32_3" style:display-name="Comma 2 2 3" style:family="table-cell" style:data-style-name="N51"/>
    <style:style style:name="Comma_32_2_32_2_32_4" style:display-name="Comma 2 2 4" style:family="table-cell" style:data-style-name="N51"/>
    <style:style style:name="Comma_32_2_32_2_32_4_32_2" style:display-name="Comma 2 2 4 2" style:family="table-cell" style:data-style-name="N51"/>
    <style:style style:name="Comma_32_2_32_2_32_5" style:display-name="Comma 2 2 5" style:family="table-cell" style:data-style-name="N51"/>
    <style:style style:name="Comma_32_2_32_3" style:display-name="Comma 2 3" style:family="table-cell" style:data-style-name="N51"/>
    <style:style style:name="Comma_32_2_32_4" style:display-name="Comma 2 4" style:family="table-cell" style:data-style-name="N51"/>
    <style:style style:name="Comma_32_2_32_5" style:display-name="Comma 2 5" style:family="table-cell" style:data-style-name="N51"/>
    <style:style style:name="Comma_32_2_32_6" style:display-name="Comma 2 6" style:family="table-cell" style:data-style-name="N51"/>
    <style:style style:name="Comma_32_2_32_7" style:display-name="Comma 2 7" style:family="table-cell" style:data-style-name="N51"/>
    <style:style style:name="Comma_32_3" style:display-name="Comma 3" style:family="table-cell" style:data-style-name="N51"/>
    <style:style style:name="Comma_32_3_32_2" style:display-name="Comma 3 2" style:family="table-cell" style:data-style-name="N51"/>
    <style:style style:name="Comma_32_3_32_2_32_2" style:display-name="Comma 3 2 2" style:family="table-cell" style:data-style-name="N51"/>
    <style:style style:name="Comma_32_3_32_3" style:display-name="Comma 3 3" style:family="table-cell" style:data-style-name="N51"/>
    <style:style style:name="Comma_32_3_32_4" style:display-name="Comma 3 4" style:family="table-cell" style:data-style-name="N51"/>
    <style:style style:name="Comma_32_3_32_5" style:display-name="Comma 3 5" style:family="table-cell" style:data-style-name="N51"/>
    <style:style style:name="Comma_32_3_32_6" style:display-name="Comma 3 6" style:family="table-cell" style:data-style-name="N51"/>
    <style:style style:name="Comma_32_4" style:display-name="Comma 4" style:family="table-cell" style:data-style-name="N51"/>
    <style:style style:name="Comma_32_4_32_2" style:display-name="Comma 4 2" style:family="table-cell" style:data-style-name="N51"/>
    <style:style style:name="Comma_32_5" style:display-name="Comma 5" style:family="table-cell" style:data-style-name="N51"/>
    <style:style style:name="Comma_32_5_32_2" style:display-name="Comma 5 2" style:family="table-cell" style:data-style-name="N51"/>
    <style:style style:name="Comma_32_5_32_2_32_2" style:display-name="Comma 5 2 2" style:family="table-cell" style:data-style-name="N51"/>
    <style:style style:name="Comma_32_5_32_3" style:display-name="Comma 5 3" style:family="table-cell" style:data-style-name="N51"/>
    <style:style style:name="Comma_32_6" style:display-name="Comma 6" style:family="table-cell" style:data-style-name="N51"/>
    <style:style style:name="Comma_32_6_32_2" style:display-name="Comma 6 2" style:family="table-cell" style:data-style-name="N51"/>
    <style:style style:name="Comma_32_7" style:display-name="Comma 7" style:family="table-cell" style:data-style-name="N51"/>
    <style:style style:name="Comma_32_7_32_2" style:display-name="Comma 7 2" style:family="table-cell" style:data-style-name="N51"/>
    <style:style style:name="Comma_32_7_32_2_32_2" style:display-name="Comma 7 2 2" style:family="table-cell" style:data-style-name="N51"/>
    <style:style style:name="Comma_32_7_32_3" style:display-name="Comma 7 3" style:family="table-cell" style:data-style-name="N51"/>
    <style:style style:name="Comma_32_7_32_4" style:display-name="Comma 7 4" style:family="table-cell" style:data-style-name="N51"/>
    <style:style style:name="Comma_32_7_32_5" style:display-name="Comma 7 5" style:family="table-cell" style:data-style-name="N51"/>
    <style:style style:name="Comma_32_8" style:display-name="Comma 8" style:family="table-cell" style:data-style-name="N51"/>
    <style:style style:name="Comma_32_8_32_2" style:display-name="Comma 8 2" style:family="table-cell" style:data-style-name="N51"/>
    <style:style style:name="Comma_32_8_32_3" style:display-name="Comma 8 3" style:family="table-cell" style:data-style-name="N51"/>
    <style:style style:name="Comma_32_9" style:display-name="Comma 9" style:family="table-cell" style:data-style-name="N51"/>
    <style:style style:name="Comma0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pe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ope_32_2" style:display-name="cope 2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urren_32_-_32_Style1" style:display-name="Curren - Style1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" style:display-name="Curren - Style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" style:display-name="Curren - Style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" style:display-name="Curren - Style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" style:display-name="Curren - Style5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" style:display-name="Curren - Style6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cy_32__40_0_41_" style:display-name="Currency (0)" style:family="table-cell" style:data-style-name="N52"/>
    <style:style style:name="Currency_32__40_2_41_" style:display-name="Currency (2)" style:family="table-cell" style:data-style-name="N53"/>
    <style:style style:name="Currency_32__91_2_93_" style:display-name="Currency [2]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fo:font-size="11pt" style:font-size-asian="11pt" style:font-size-complex="11pt" style:font-family-generic="roman"/>
    </style:style>
    <style:style style:name="Currency_32__91_2_93__32_2" style:display-name="Currency [2] 2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fo:font-size="11pt" style:font-size-asian="11pt" style:font-size-complex="11pt" style:font-family-generic="roman"/>
    </style:style>
    <style:style style:name="Currency_32_2" style:display-name="Currency 2" style:family="table-cell" style:data-style-name="N54"/>
    <style:style style:name="Currency_32_2_32_2" style:display-name="Currency 2 2" style:family="table-cell" style:data-style-name="N54"/>
    <style:style style:name="Currency_32_2_32_2_32_2" style:display-name="Currency 2 2 2" style:family="table-cell" style:data-style-name="N54"/>
    <style:style style:name="Currency_32_2_32_3" style:display-name="Currency 2 3" style:family="table-cell" style:data-style-name="N54"/>
    <style:style style:name="Currency_32_2_32_4" style:display-name="Currency 2 4" style:family="table-cell" style:data-style-name="N54"/>
    <style:style style:name="Currency_32_2_32_5" style:display-name="Currency 2 5" style:family="table-cell" style:data-style-name="N54"/>
    <style:style style:name="Currency_32_2_32_6" style:display-name="Currency 2 6" style:family="table-cell" style:data-style-name="N54"/>
    <style:style style:name="Currency_32_3" style:display-name="Currency 3" style:family="table-cell" style:data-style-name="N54"/>
    <style:style style:name="Currency_32_4" style:display-name="Currency 4" style:family="table-cell" style:data-style-name="N54"/>
    <style:style style:name="Currency_32_4_32_2" style:display-name="Currency 4 2" style:family="table-cell" style:data-style-name="N54"/>
    <style:style style:name="Currency_32_5" style:display-name="Currency 5" style:family="table-cell" style:data-style-name="N54"/>
    <style:style style:name="Currency0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DagerOgTimer" style:family="table-cell" style:data-style-name="N55"/>
    <style:style style:name="DagOgDato" style:family="table-cell" style:data-style-name="N56"/>
    <style:style style:name="DagOgDatoLang" style:family="table-cell" style:data-style-name="N56"/>
    <style:style style:name="Date" style:family="table-cell" style:data-style-name="N20"/>
    <style:style style:name="Date-Time" style:family="table-cell" style:data-style-name="N57">
      <style:table-cell-properties style:vertical-align="automatic" style:repeat-content="false"/>
      <style:paragraph-properties fo:text-align="start" fo:margin-left="0cm"/>
    </style:style>
    <style:style style:name="Dato" style:family="table-cell" style:data-style-name="N19"/>
    <style:style style:name="Datum" style:family="table-cell" style:data-style-name="N58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ecimal_32_1" style:display-name="Decimal 1" style:family="table-cell" style:data-style-name="N59"/>
    <style:style style:name="Decimal_32_2" style:display-name="Decimal 2" style:family="table-cell" style:data-style-name="N60"/>
    <style:style style:name="Decimal_32_3" style:display-name="Decimal 3" style:family="table-cell" style:data-style-name="N61"/>
    <style:style style:name="Dezimal_32__91_0_93__laroux" style:display-name="Dezimal [0]_laroux" style:family="table-cell" style:data-style-name="N62"/>
    <style:style style:name="Dezimal_laroux" style:family="table-cell" style:data-style-name="N63"/>
    <style:style style:name="Dziesi_281_tny_32__91_0_93__laroux" style:display-name="Dziesiętny [0]_laroux" style:family="table-cell" style:data-style-name="N64"/>
    <style:style style:name="Dziesi_281_tny_laroux" style:display-name="Dziesiętny_laroux" style:family="table-cell" style:data-style-name="N51"/>
    <style:style style:name="ET_32_m_283_na" style:display-name="ET měna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" style:display-name="ET procenta" style:family="table-cell" style:data-style-name="N65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xception" style:family="table-cell" style:data-style-name="N0">
      <style:table-cell-properties fo:border="thin dotted #660066" style:vertical-align="middle" fo:background-color="#FFCC00"/>
      <style:text-properties fo:font-size="10pt" style:font-size-asian="10pt" style:font-size-complex="10pt"/>
    </style:style>
    <style:style style:name="Explanatory_32_Text_32_2" style:display-name="Explanatory Text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2_32_2" style:display-name="Explanatory Text 2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" style:display-name="Explanatory Text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_32_2" style:display-name="Explanatory Text 3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" style:display-name="Explanatory Text 4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_32_2" style:display-name="Explanatory Text 4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" style:display-name="Explanatory Text 5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_32_2" style:display-name="Explanatory Text 5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6" style:display-name="Explanatory Text 6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Y_32_House" style:display-name="EY House" style:family="table-cell" style:data-style-name="N0">
      <style:text-properties style:font-name="Times New Roman" style:font-name-asian="Times New Roman" style:font-name-complex="Times New Roman" style:font-family-generic="roman"/>
    </style:style>
    <style:style style:name="Feeder_32_Field" style:display-name="Feeder Field" style:family="table-cell" style:data-style-name="N0">
      <style:table-cell-properties fo:border="thin solid #333333" style:vertical-align="middle" fo:background-color="#C0C0C0"/>
      <style:text-properties fo:font-size="10pt" style:font-size-asian="10pt" style:font-size-complex="10pt"/>
    </style:style>
    <style:style style:name="Feeder_32_Field_32_2" style:display-name="Feeder Field 2" style:family="table-cell" style:data-style-name="N0">
      <style:table-cell-properties fo:border="thin solid #333333" style:vertical-align="middle" fo:background-color="#C0C0C0"/>
      <style:text-properties fo:font-size="10pt" style:font-size-asian="10pt" style:font-size-complex="10pt"/>
    </style:style>
    <style:style style:name="Fixed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ooter" style:family="table-cell" style:data-style-name="N0">
      <style:table-cell-properties style:vertical-align="automatic"/>
    </style:style>
    <style:style style:name="Good_32_2" style:display-name="Good 2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2_32_2" style:display-name="Good 2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3" style:display-name="Good 3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3_32_2" style:display-name="Good 3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4" style:display-name="Good 4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4_32_2" style:display-name="Good 4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5" style:display-name="Good 5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5_32_2" style:display-name="Good 5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6" style:display-name="Good 6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rey" style:family="table-cell" style:data-style-name="N44">
      <style:table-cell-properties fo:background-color="#C0C0C0"/>
      <style:text-properties fo:font-size="8pt" style:font-size-asian="8pt" style:font-size-complex="8pt"/>
    </style:style>
    <style:style style:name="Greyed_32_out" style:display-name="Greyed out" style:family="table-cell" style:data-style-name="N0">
      <style:table-cell-properties fo:border="thin dashed #969696" style:vertical-align="middle" fo:background-color="#C0C0C0"/>
      <style:text-properties fo:color="#808080" fo:font-size="10pt" style:font-size-asian="10pt" style:font-size-complex="10pt"/>
    </style:style>
    <style:style style:name="GSM_Barva" style:family="table-cell" style:data-style-name="N38">
      <style:table-cell-properties fo:background-color="#800000"/>
    </style:style>
    <style:style style:name="Header" style:family="table-cell" style:data-style-name="N0">
      <style:table-cell-properties fo:background-color="transparent"/>
    </style:style>
    <style:style style:name="Heading" style:family="table-cell" style:data-style-name="N66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_32_1_32_2" style:display-name="Heading 1 2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_32_2" style:display-name="Heading 1 2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_32_2" style:display-name="Heading 1 3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_32_2" style:display-name="Heading 1 4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" style:display-name="Heading 1 5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_32_2" style:display-name="Heading 1 5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6" style:display-name="Heading 1 6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2_32_2" style:display-name="Heading 2 2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_32_2" style:display-name="Heading 2 3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_32_2" style:display-name="Heading 2 4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" style:display-name="Heading 2 5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_32_2" style:display-name="Heading 2 5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6" style:display-name="Heading 2 6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2_32_2" style:display-name="Heading 3 2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_32_2" style:display-name="Heading 3 3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_32_2" style:display-name="Heading 3 4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" style:display-name="Heading 3 5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_32_2" style:display-name="Heading 3 5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6" style:display-name="Heading 3 6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_32_2" style:display-name="Heading 4 2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_32_2" style:display-name="Heading 4 3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" style:display-name="Heading 4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_32_2" style:display-name="Heading 4 4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" style:display-name="Heading 4 5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_32_2" style:display-name="Heading 4 5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6" style:display-name="Heading 4 6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Calibri" style:font-name-asian="Calibri" style:font-name-complex="Calibri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Hyperlink_32_5_32_2" style:display-name="Hyperlink 5 2" style:family="table-cell" style:data-style-name="N0">
      <style:text-properties fo:color="#0000FF" style:text-underline-style="solid" style:text-underline-type="single"/>
    </style:style>
    <style:style style:name="Hyperlink_32_6" style:display-name="Hyperlink 6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_32__37_" style:display-name="Input %" style:family="table-cell" style:data-style-name="N67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91_yellow_93_" style:display-name="Input [yellow]" style:family="table-cell" style:data-style-name="N14">
      <style:table-cell-properties fo:background-color="#FFFFCC"/>
      <style:text-properties fo:font-size="8pt" style:font-size-asian="8pt" style:font-size-complex="8pt"/>
    </style:style>
    <style:style style:name="Input_32__91_yellow_93__32_2" style:display-name="Input [yellow] 2" style:family="table-cell" style:data-style-name="N14">
      <style:table-cell-properties fo:background-color="#FFFFCC"/>
      <style:text-properties fo:font-size="8pt" style:font-size-asian="8pt" style:font-size-complex="8pt"/>
    </style:style>
    <style:style style:name="Input_32_1" style:display-name="Input 1" style:family="table-cell" style:data-style-name="N59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2" style:display-name="Input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2_32_2" style:display-name="Input 2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2_32_3" style:display-name="Input 2 3" style:family="table-cell" style:data-style-name="N0">
      <style:table-cell-properties fo:border="thin dashed #660066" style:vertical-align="middle" fo:background-color="#0066CC" style:cell-protect="none"/>
      <style:text-properties fo:color="#000080" fo:font-size="10pt" style:font-size-asian="10pt" style:font-size-complex="10pt"/>
    </style:style>
    <style:style style:name="Input_32_3" style:display-name="Input 3" style:family="table-cell" style:data-style-name="N61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3_32_2" style:display-name="Input 3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4" style:display-name="Input 4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4_32_2" style:display-name="Input 4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5" style:display-name="Input 5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5_32_2" style:display-name="Input 5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6" style:display-name="Input 6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talic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68"/>
    <style:style style:name="Konto" style:family="table-cell" style:data-style-name="N69"/>
    <style:style style:name="KPMG_32_Heading_32_1" style:display-name="KPMG Heading 1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2" style:display-name="KPMG Heading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3" style:display-name="KPMG Heading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4" style:display-name="KPMG Heading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KPMG_32_Normal" style:display-name="KPMG Normal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KPMG_32_Normal_32_Text" style:display-name="KPMG Normal Text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KPMGcolheader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normal" style:family="table-cell" style:data-style-name="N70"/>
    <style:style style:name="KPMGnormalindent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" style:family="table-cell" style:data-style-name="N70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percent" style:family="table-cell" style:data-style-name="N71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subheader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Lien_32_hypertexte_32_visit_233__P_38_L_32_by_32_Activity_32_March_32__39_02_32__40_Apr_32_15_41__32_-_32_All_32_details" style:display-name="Lien hypertexte visité_P&amp;L by Activity March '02 (Apr 15) - All details" style:family="table-cell" style:data-style-name="N0">
      <style:text-properties fo:color="#800080" fo:font-size="10pt" style:font-size-asian="10pt" style:font-size-complex="10pt" style:text-underline-style="solid" style:text-underline-type="single"/>
    </style:style>
    <style:style style:name="Linked_32_Cell_32_2" style:display-name="Linked Cell 2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2_32_2" style:display-name="Linked Cell 2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3" style:display-name="Linked Cell 3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3_32_2" style:display-name="Linked Cell 3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4" style:display-name="Linked Cell 4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4_32_2" style:display-name="Linked Cell 4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5" style:display-name="Linked Cell 5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5_32_2" style:display-name="Linked Cell 5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6" style:display-name="Linked Cell 6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m_63_ny_0f83zm4yytAvDZPSbNxjaUl2F" style:display-name="m?ny_0f83zm4yytAvDZPSbNxjaUl2F" style:family="table-cell" style:data-style-name="N39"/>
    <style:style style:name="M_183_na" style:display-name="M·n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eny_CTD" style:family="table-cell" style:data-style-name="N72"/>
    <style:style style:name="Millares_32__91_0_93__EjW30n4zytAwEaPSbNwiaTl2F" style:display-name="Millares [0]_EjW30n4zytAwEaPSbNwiaTl2F" style:family="table-cell" style:data-style-name="N73"/>
    <style:style style:name="Millares_EjW30n4zytAwEaPSbNwiaTl2F" style:family="table-cell" style:data-style-name="N74"/>
    <style:style style:name="Milliers_32__91_0_93__9ctfwjhVNIpKs513Q0MYGasMM" style:display-name="Milliers [0]_9ctfwjhVNIpKs513Q0MYGasMM" style:family="table-cell" style:data-style-name="N75"/>
    <style:style style:name="Milliers_9ctfwjhVNIpKs513Q0MYGasMM" style:family="table-cell" style:data-style-name="N62"/>
    <style:style style:name="Moneda_32__91_0_93__EjW30n4zytAwEaPSbNwiaTl2F" style:display-name="Moneda [0]_EjW30n4zytAwEaPSbNwiaTl2F" style:family="table-cell" style:data-style-name="N78"/>
    <style:style style:name="Moneda_EjW30n4zytAwEaPSbNwiaTl2F" style:family="table-cell" style:data-style-name="N79"/>
    <style:style style:name="Mon_233_taire_32__91_0_93__9ctfwjhVNIpKs513Q0MYGasMM" style:display-name="Monétaire [0]_9ctfwjhVNIpKs513Q0MYGasMM" style:family="table-cell" style:data-style-name="N76"/>
    <style:style style:name="Mon_233_taire_9ctfwjhVNIpKs513Q0MYGasMM" style:display-name="Monétaire_9ctfwjhVNIpKs513Q0MYGasMM" style:family="table-cell" style:data-style-name="N77"/>
    <style:style style:name="Month" style:family="table-cell" style:data-style-name="N80"/>
    <style:style style:name="Nadpis1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med_32_Range" style:display-name="Named Range" style:family="table-cell" style:data-style-name="N0">
      <style:table-cell-properties fo:border="thin dotted #FF0000"/>
    </style:style>
    <style:style style:name="Named_32_Range_32_Tag" style:display-name="Named Range Tag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fo:font-size="8pt" style:font-size-asian="8pt" style:font-size-complex="8pt"/>
    </style:style>
    <style:style style:name="Neutral_32_2" style:display-name="Neutral 2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2_32_2" style:display-name="Neutral 2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" style:display-name="Neutral 3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3_32_2" style:display-name="Neutral 3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4" style:display-name="Neutral 4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4_32_2" style:display-name="Neutral 4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5" style:display-name="Neutral 5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5_32_2" style:display-name="Neutral 5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6" style:display-name="Neutral 6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MT_Barva" style:family="table-cell" style:data-style-name="N38">
      <style:table-cell-properties fo:background-color="#0066CC"/>
    </style:style>
    <style:style style:name="norm_63_ln_63___63_.Bud.-D98-kont._40_SAG_41_" style:display-name="norm?ln?_?.Bud.-D98-kont.(SAG)" style:family="table-cell" style:data-style-name="N3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-_32_Style1" style:display-name="Normal - Style1" style:family="table-cell" style:data-style-name="N81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7" style:display-name="Normal - Style7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" style:display-name="Normal - Style8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0_32_3" style:display-name="Normal 10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1" style:display-name="Normal 11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1_32_2" style:display-name="Normal 1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1_32_3" style:display-name="Normal 11 3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32_12" style:display-name="Normal 1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3" style:display-name="Normal 1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3_32_2" style:display-name="Normal 1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4" style:display-name="Normal 1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4_32_2" style:display-name="Normal 1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5" style:display-name="Normal 15" style:family="table-cell" style:data-style-name="N82">
      <style:table-cell-properties style:vertical-align="automatic" fo:background-color="transparent"/>
      <style:text-properties fo:font-size="10pt" style:font-size-asian="10pt" style:font-size-complex="10pt"/>
    </style:style>
    <style:style style:name="Normal_32_15_32_2" style:display-name="Normal 1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6" style:display-name="Normal 1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7" style:display-name="Normal 1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9" style:display-name="Normal 1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2_32_10" style:display-name="Normal 2 1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11" style:display-name="Normal 2 11" style:family="table-cell" style:data-style-name="N0">
      <style:table-cell-properties style:vertical-align="automatic" fo:background-color="transparent"/>
    </style:style>
    <style:style style:name="Normal_32_2_32_12" style:display-name="Normal 2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Normal_32_2_32_13" style:display-name="Normal 2 1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3" style:display-name="Normal 2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4" style:display-name="Normal 2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5" style:display-name="Normal 2 2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6" style:display-name="Normal 2 2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_32_2" style:display-name="Normal 2 3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6" style:display-name="Normal 2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7" style:display-name="Normal 2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8" style:display-name="Normal 2 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9" style:display-name="Normal 2 9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32_2_PF_accounts_pack_workings" style:display-name="Normal 2_PF_accounts_pack_workings" style:family="table-cell" style:data-style-name="N83">
      <style:table-cell-properties style:vertical-align="automatic" fo:background-color="transparent"/>
      <style:text-properties fo:font-size="10pt" style:font-size-asian="10pt" style:font-size-complex="10pt"/>
    </style:style>
    <style:style style:name="Normal_32_20" style:display-name="Normal 2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0_32_2" style:display-name="Normal 2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1" style:display-name="Normal 2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2" style:display-name="Normal 2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3" style:display-name="Normal 2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4" style:display-name="Normal 2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4_32_2" style:display-name="Normal 2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5" style:display-name="Normal 2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6" style:display-name="Normal 2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" style:display-name="Normal 2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2" style:display-name="Normal 26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3" style:display-name="Normal 26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3" style:display-name="Normal 26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7" style:display-name="Normal 2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8" style:display-name="Normal 2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9" style:display-name="Normal 2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" style:display-name="Normal 3 2 1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2" style:display-name="Normal 3 2 1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2_32_2" style:display-name="Normal 3 2 13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3" style:display-name="Normal 3 2 1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2" style:display-name="Normal 3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3" style:display-name="Normal 3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3" style:display-name="Normal 3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2_32_3_32_2" style:display-name="Normal 3 2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3_32_2_32_2" style:display-name="Normal 3 3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3_32_3" style:display-name="Normal 3 3 3" style:family="table-cell" style:data-style-name="N0">
      <style:table-cell-properties style:vertical-align="automatic" fo:background-color="transparent"/>
    </style:style>
    <style:style style:name="Normal_32_3_32_3_32_4" style:display-name="Normal 3 3 4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4_32_2" style:display-name="Normal 3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5" style:display-name="Normal 3 5" style:family="table-cell" style:data-style-name="N0">
      <style:table-cell-properties style:vertical-align="automatic" fo:background-color="transparent"/>
    </style:style>
    <style:style style:name="Normal_32_3_32_5_32_2" style:display-name="Normal 3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_32_3" style:display-name="Normal 3 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Apr_32_12_32_template_32_v1" style:display-name="Normal 3_Apr 12 template v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0" style:display-name="Normal 3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1" style:display-name="Normal 3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3" style:display-name="Normal 3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6" style:display-name="Normal 3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7" style:display-name="Normal 3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8" style:display-name="Normal 3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9" style:display-name="Normal 3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4_32_2" style:display-name="Normal 4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4_32_2_32_2" style:display-name="Normal 4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3" style:display-name="Normal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4" style:display-name="Normal 4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5" style:display-name="Normal 4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6" style:display-name="Normal 4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0" style:display-name="Normal 4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1" style:display-name="Normal 4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2" style:display-name="Normal 4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2_32_2" style:display-name="Normal 4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3" style:display-name="Normal 4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4" style:display-name="Normal 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4_32_2" style:display-name="Normal 4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" style:display-name="Normal 4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_32_2" style:display-name="Normal 4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" style:display-name="Normal 4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_32_2" style:display-name="Normal 4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7" style:display-name="Normal 4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8" style:display-name="Normal 4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9" style:display-name="Normal 4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2" style:display-name="Normal 4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3" style:display-name="Normal 49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10" style:display-name="Normal 5 1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2_32_2" style:display-name="Normal 5 2 2" style:family="table-cell" style:data-style-name="N0">
      <style:table-cell-properties style:vertical-align="automatic" fo:background-color="transparent"/>
    </style:style>
    <style:style style:name="Normal_32_5_32_2_32_3" style:display-name="Normal 5 2 3" style:family="table-cell" style:data-style-name="N0">
      <style:table-cell-properties style:vertical-align="automatic" fo:background-color="transparent"/>
    </style:style>
    <style:style style:name="Normal_32_5_32_2_32_4" style:display-name="Normal 5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3_32_2" style:display-name="Normal 5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3_32_3" style:display-name="Normal 5 3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5_32_4" style:display-name="Normal 5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5" style:display-name="Normal 5 5" style:family="table-cell" style:data-style-name="N0">
      <style:table-cell-properties style:vertical-align="automatic" fo:background-color="transparent"/>
    </style:style>
    <style:style style:name="Normal_32_5_32_6" style:display-name="Normal 5 6" style:family="table-cell" style:data-style-name="N0">
      <style:table-cell-properties style:vertical-align="automatic" fo:background-color="transparent"/>
    </style:style>
    <style:style style:name="Normal_32_5_32_7" style:display-name="Normal 5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8" style:display-name="Normal 5 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_32_9" style:display-name="Normal 5 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Apr_32_12_32_template_32_v1" style:display-name="Normal 5_Apr 12 template v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0" style:display-name="Normal 5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1" style:display-name="Normal 5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1_32_2" style:display-name="Normal 5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2" style:display-name="Normal 5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2_32_2" style:display-name="Normal 5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3" style:display-name="Normal 5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4" style:display-name="Normal 5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5" style:display-name="Normal 5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6" style:display-name="Normal 5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7" style:display-name="Normal 5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8" style:display-name="Normal 5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9" style:display-name="Normal 5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6_32_2" style:display-name="Normal 6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6_32_2_32_2" style:display-name="Normal 6 2 2" style:family="table-cell" style:data-style-name="N0">
      <style:table-cell-properties style:vertical-align="automatic" fo:background-color="transparent"/>
    </style:style>
    <style:style style:name="Normal_32_6_32_2_32_3" style:display-name="Normal 6 2 3" style:family="table-cell" style:data-style-name="N0">
      <style:table-cell-properties style:vertical-align="automatic" fo:background-color="transparent"/>
    </style:style>
    <style:style style:name="Normal_32_6_32_3" style:display-name="Normal 6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4" style:display-name="Normal 6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0" style:display-name="Normal 6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0_32_2" style:display-name="Normal 6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1" style:display-name="Normal 6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2" style:display-name="Normal 6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3" style:display-name="Normal 6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4" style:display-name="Normal 6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5" style:display-name="Normal 6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6" style:display-name="Normal 6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7" style:display-name="Normal 6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8" style:display-name="Normal 6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9" style:display-name="Normal 6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2" style:display-name="Normal 7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7_32_2_32_2" style:display-name="Normal 7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_32_2_32_2" style:display-name="Normal 7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_32_3" style:display-name="Normal 7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4" style:display-name="Normal 7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0" style:display-name="Normal 7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1" style:display-name="Normal 7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2" style:display-name="Normal 7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3" style:display-name="Normal 7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32_8_32_2_32_2" style:display-name="Normal 8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_32_2_32_2" style:display-name="Normal 8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_32_3" style:display-name="Normal 8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_32_2_32_4" style:display-name="Normal 8 2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8_32_3" style:display-name="Normal 8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2" style:display-name="Normal 8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2_32_2" style:display-name="Normal 8 3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3" style:display-name="Normal 8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" style:display-name="Normal 8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_32_4_32_2" style:display-name="Normal 8 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_32_2_32_2" style:display-name="Normal 8 4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5" style:display-name="Normal 8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5_32_2" style:display-name="Normal 8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6" style:display-name="Normal 8 6" style:family="table-cell" style:data-style-name="N0">
      <style:table-cell-properties style:vertical-align="automatic" fo:background-color="transparent"/>
    </style:style>
    <style:style style:name="Normal_32_8_32_7" style:display-name="Normal 8 7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rmal_32_9_32_2" style:display-name="Normal 9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9_32_2_32_2" style:display-name="Normal 9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3" style:display-name="Normal 9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4" style:display-name="Normal 9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5" style:display-name="Normal 9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_32_6" style:display-name="Normal 9 6" style:family="table-cell" style:data-style-name="N0">
      <style:table-cell-properties style:vertical-align="automatic" fo:background-color="transparent"/>
    </style:style>
    <style:style style:name="Normal_32_91" style:display-name="Normal 9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_225_l_Munka1" style:display-name="Normál_Munka1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_225_ln_237__CTc_actual_02" style:display-name="normální_CTc_actual_02" style:family="table-cell" style:data-style-name="N0">
      <style:table-cell-properties style:vertical-align="automatic" fo:background-color="transparent"/>
      <style:text-properties style:font-name="Times New Roman CE" style:font-name-asian="Times New Roman CE" style:font-name-complex="Times New Roman CE" fo:font-size="10pt" style:font-size-asian="10pt" style:font-size-complex="10pt"/>
    </style:style>
    <style:style style:name="Normalny_laroux" style:family="table-cell" style:data-style-name="N0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2_32_2_32_2" style:display-name="Note 2 2 2" style:family="table-cell" style:data-style-name="N0">
      <style:table-cell-properties fo:border="thin solid #B2B2B2" fo:background-color="#FFFFCC"/>
    </style:style>
    <style:style style:name="Note_32_2_32_3" style:display-name="Note 2 3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3_32_2" style:display-name="Note 3 2" style:family="table-cell" style:data-style-name="N0">
      <style:table-cell-properties fo:border="thin solid #B2B2B2" fo:background-color="#FFFFCC"/>
    </style:style>
    <style:style style:name="Note_32_3_32_2_32_2" style:display-name="Note 3 2 2" style:family="table-cell" style:data-style-name="N0">
      <style:table-cell-properties fo:border="thin solid #B2B2B2" fo:background-color="#FFFFCC"/>
    </style:style>
    <style:style style:name="Note_32_3_32_3" style:display-name="Note 3 3" style:family="table-cell" style:data-style-name="N0">
      <style:table-cell-properties fo:border="thin solid #B2B2B2" fo:background-color="#FFFFCC"/>
    </style:style>
    <style:style style:name="Note_32_3_32_3_32_2" style:display-name="Note 3 3 2" style:family="table-cell" style:data-style-name="N0">
      <style:table-cell-properties fo:border="thin solid #B2B2B2" fo:background-color="#FFFFCC"/>
    </style:style>
    <style:style style:name="Note_32_3_32_4" style:display-name="Note 3 4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Note_32_4_32_2" style:display-name="Note 4 2" style:family="table-cell" style:data-style-name="N0">
      <style:table-cell-properties fo:border="thin solid #B2B2B2" fo:background-color="#FFFFCC"/>
    </style:style>
    <style:style style:name="Note_32_4_32_2_32_2" style:display-name="Note 4 2 2" style:family="table-cell" style:data-style-name="N0">
      <style:table-cell-properties fo:border="thin solid #B2B2B2" fo:background-color="#FFFFCC"/>
    </style:style>
    <style:style style:name="Note_32_4_32_3" style:display-name="Note 4 3" style:family="table-cell" style:data-style-name="N0">
      <style:table-cell-properties fo:border="thin solid #B2B2B2" fo:background-color="#FFFFCC"/>
    </style:style>
    <style:style style:name="Note_32_4_32_3_32_2" style:display-name="Note 4 3 2" style:family="table-cell" style:data-style-name="N0">
      <style:table-cell-properties fo:border="thin solid #B2B2B2" fo:background-color="#FFFFCC"/>
    </style:style>
    <style:style style:name="Note_32_4_32_4" style:display-name="Note 4 4" style:family="table-cell" style:data-style-name="N0">
      <style:table-cell-properties fo:border="thin solid #B2B2B2" fo:background-color="#FFFFCC"/>
    </style:style>
    <style:style style:name="Note_32_5" style:display-name="Note 5" style:family="table-cell" style:data-style-name="N0">
      <style:table-cell-properties fo:border="thin solid #B2B2B2" fo:background-color="#FFFFCC"/>
    </style:style>
    <style:style style:name="Note_32_5_32_2" style:display-name="Note 5 2" style:family="table-cell" style:data-style-name="N0">
      <style:table-cell-properties fo:border="thin solid #B2B2B2" fo:background-color="#FFFFCC"/>
    </style:style>
    <style:style style:name="Note_32_5_32_2_32_2" style:display-name="Note 5 2 2" style:family="table-cell" style:data-style-name="N0">
      <style:table-cell-properties fo:border="thin solid #B2B2B2" fo:background-color="#FFFFCC"/>
    </style:style>
    <style:style style:name="Note_32_5_32_3" style:display-name="Note 5 3" style:family="table-cell" style:data-style-name="N0">
      <style:table-cell-properties fo:border="thin solid #B2B2B2" fo:background-color="#FFFFCC"/>
    </style:style>
    <style:style style:name="Note_32_5_32_3_32_2" style:display-name="Note 5 3 2" style:family="table-cell" style:data-style-name="N0">
      <style:table-cell-properties fo:border="thin solid #B2B2B2" fo:background-color="#FFFFCC"/>
    </style:style>
    <style:style style:name="Note_32_5_32_4" style:display-name="Note 5 4" style:family="table-cell" style:data-style-name="N0">
      <style:table-cell-properties fo:border="thin solid #B2B2B2" fo:background-color="#FFFFCC"/>
    </style:style>
    <style:style style:name="Note_32_6" style:display-name="Note 6" style:family="table-cell" style:data-style-name="N0">
      <style:table-cell-properties fo:border="thin solid #B2B2B2" fo:background-color="#FFFFCC"/>
    </style:style>
    <style:style style:name="Note_32_6_32_2" style:display-name="Note 6 2" style:family="table-cell" style:data-style-name="N0">
      <style:table-cell-properties fo:border="thin solid #B2B2B2" fo:background-color="#FFFFCC"/>
    </style:style>
    <style:style style:name="Note_32_6_32_2_32_2" style:display-name="Note 6 2 2" style:family="table-cell" style:data-style-name="N0">
      <style:table-cell-properties fo:border="thin solid #B2B2B2" fo:background-color="#FFFFCC"/>
    </style:style>
    <style:style style:name="Note_32_6_32_3" style:display-name="Note 6 3" style:family="table-cell" style:data-style-name="N0">
      <style:table-cell-properties fo:border="thin solid #B2B2B2" fo:background-color="#FFFFCC"/>
    </style:style>
    <style:style style:name="Number" style:family="table-cell" style:data-style-name="N70">
      <style:table-cell-properties style:vertical-align="middle" style:repeat-content="false"/>
      <style:paragraph-properties fo:text-align="end" fo:margin-right="0cm"/>
    </style:style>
    <style:style style:name="Output_32_2" style:display-name="Output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2_32_2" style:display-name="Output 2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_32_2" style:display-name="Output 3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_32_2" style:display-name="Output 4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" style:display-name="Output 5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_32_2" style:display-name="Output 5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6" style:display-name="Output 6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Output_32_Line_32_Items" style:display-name="Output Line Items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Percent_32__40__41_" style:display-name="Percent ()" style:family="table-cell" style:data-style-name="N84"/>
    <style:style style:name="Percent_32__40_0_41_" style:display-name="Percent (0)" style:family="table-cell" style:data-style-name="N85"/>
    <style:style style:name="Percent_32__40_1_41_" style:display-name="Percent (1)" style:family="table-cell" style:data-style-name="N86"/>
    <style:style style:name="Percent_32__91_2_93_" style:display-name="Percent [2]" style:family="table-cell" style:data-style-name="N14"/>
    <style:style style:name="Percent_32_1" style:display-name="Percent 1" style:family="table-cell" style:data-style-name="N87"/>
    <style:style style:name="Percent_32_10" style:display-name="Percent 10" style:family="table-cell" style:data-style-name="N13"/>
    <style:style style:name="Percent_32_10_32_2" style:display-name="Percent 10 2" style:family="table-cell" style:data-style-name="N13"/>
    <style:style style:name="Percent_32_10_32_2_32_2" style:display-name="Percent 10 2 2" style:family="table-cell" style:data-style-name="N13"/>
    <style:style style:name="Percent_32_10_32_3" style:display-name="Percent 10 3" style:family="table-cell" style:data-style-name="N13"/>
    <style:style style:name="Percent_32_11" style:display-name="Percent 11" style:family="table-cell" style:data-style-name="N13"/>
    <style:style style:name="Percent_32_12" style:display-name="Percent 12" style:family="table-cell" style:data-style-name="N13"/>
    <style:style style:name="Percent_32_12_32_2" style:display-name="Percent 12 2" style:family="table-cell" style:data-style-name="N13"/>
    <style:style style:name="Percent_32_13" style:display-name="Percent 13" style:family="table-cell" style:data-style-name="N13"/>
    <style:style style:name="Percent_32_13_32_2" style:display-name="Percent 13 2" style:family="table-cell" style:data-style-name="N13"/>
    <style:style style:name="Percent_32_14" style:display-name="Percent 14" style:family="table-cell" style:data-style-name="N13"/>
    <style:style style:name="Percent_32_15" style:display-name="Percent 15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3" style:display-name="Percent 2 3" style:family="table-cell" style:data-style-name="N13"/>
    <style:style style:name="Percent_32_2_32_4" style:display-name="Percent 2 4" style:family="table-cell" style:data-style-name="N13"/>
    <style:style style:name="Percent_32_2_32_5" style:display-name="Percent 2 5" style:family="table-cell" style:data-style-name="N13"/>
    <style:style style:name="Percent_32_2_32_5_32_2" style:display-name="Percent 2 5 2" style:family="table-cell" style:data-style-name="N13"/>
    <style:style style:name="Percent_32_2_32_6" style:display-name="Percent 2 6" style:family="table-cell" style:data-style-name="N13"/>
    <style:style style:name="Percent_32_2_32_7" style:display-name="Percent 2 7" style:family="table-cell" style:data-style-name="N13"/>
    <style:style style:name="Percent_32_2_2.6.1" style:display-name="Percent 2_2.6.1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2_32_2_32_2" style:display-name="Percent 3 2 2 2" style:family="table-cell" style:data-style-name="N13"/>
    <style:style style:name="Percent_32_3_32_2_32_3" style:display-name="Percent 3 2 3" style:family="table-cell" style:data-style-name="N13"/>
    <style:style style:name="Percent_32_3_32_3" style:display-name="Percent 3 3" style:family="table-cell" style:data-style-name="N13"/>
    <style:style style:name="Percent_32_3_32_3_32_2" style:display-name="Percent 3 3 2" style:family="table-cell" style:data-style-name="N13"/>
    <style:style style:name="Percent_32_3_32_4" style:display-name="Percent 3 4" style:family="table-cell" style:data-style-name="N13"/>
    <style:style style:name="Percent_32_4" style:display-name="Percent 4" style:family="table-cell" style:data-style-name="N13"/>
    <style:style style:name="Percent_32_4_32_2" style:display-name="Percent 4 2" style:family="table-cell" style:data-style-name="N13"/>
    <style:style style:name="Percent_32_4_32_2_32_2" style:display-name="Percent 4 2 2" style:family="table-cell" style:data-style-name="N13"/>
    <style:style style:name="Percent_32_4_32_2_32_2_32_2" style:display-name="Percent 4 2 2 2" style:family="table-cell" style:data-style-name="N13"/>
    <style:style style:name="Percent_32_4_32_2_32_3" style:display-name="Percent 4 2 3" style:family="table-cell" style:data-style-name="N13"/>
    <style:style style:name="Percent_32_4_32_3" style:display-name="Percent 4 3" style:family="table-cell" style:data-style-name="N13"/>
    <style:style style:name="Percent_32_4_32_3_32_2" style:display-name="Percent 4 3 2" style:family="table-cell" style:data-style-name="N13"/>
    <style:style style:name="Percent_32_4_32_3_32_2_32_2" style:display-name="Percent 4 3 2 2" style:family="table-cell" style:data-style-name="N13"/>
    <style:style style:name="Percent_32_4_32_3_32_3" style:display-name="Percent 4 3 3" style:family="table-cell" style:data-style-name="N13"/>
    <style:style style:name="Percent_32_4_32_4" style:display-name="Percent 4 4" style:family="table-cell" style:data-style-name="N13"/>
    <style:style style:name="Percent_32_4_32_4_32_2" style:display-name="Percent 4 4 2" style:family="table-cell" style:data-style-name="N13"/>
    <style:style style:name="Percent_32_4_32_5" style:display-name="Percent 4 5" style:family="table-cell" style:data-style-name="N13"/>
    <style:style style:name="Percent_32_4_32_5_32_2" style:display-name="Percent 4 5 2" style:family="table-cell" style:data-style-name="N13"/>
    <style:style style:name="Percent_32_4_32_6" style:display-name="Percent 4 6" style:family="table-cell" style:data-style-name="N13"/>
    <style:style style:name="Percent_32_4_32_7" style:display-name="Percent 4 7" style:family="table-cell" style:data-style-name="N13"/>
    <style:style style:name="Percent_32_5" style:display-name="Percent 5" style:family="table-cell" style:data-style-name="N13"/>
    <style:style style:name="Percent_32_5_32_2" style:display-name="Percent 5 2" style:family="table-cell" style:data-style-name="N13"/>
    <style:style style:name="Percent_32_5_32_2_32_2" style:display-name="Percent 5 2 2" style:family="table-cell" style:data-style-name="N13"/>
    <style:style style:name="Percent_32_5_32_3" style:display-name="Percent 5 3" style:family="table-cell" style:data-style-name="N13"/>
    <style:style style:name="Percent_32_5_32_4" style:display-name="Percent 5 4" style:family="table-cell" style:data-style-name="N13"/>
    <style:style style:name="Percent_32_6" style:display-name="Percent 6" style:family="table-cell" style:data-style-name="N13"/>
    <style:style style:name="Percent_32_6_32_2" style:display-name="Percent 6 2" style:family="table-cell" style:data-style-name="N13"/>
    <style:style style:name="Percent_32_7" style:display-name="Percent 7" style:family="table-cell" style:data-style-name="N13"/>
    <style:style style:name="Percent_32_7_32_2" style:display-name="Percent 7 2" style:family="table-cell" style:data-style-name="N13"/>
    <style:style style:name="Percent_32_7_32_2_32_2" style:display-name="Percent 7 2 2" style:family="table-cell" style:data-style-name="N13"/>
    <style:style style:name="Percent_32_7_32_2_32_2_32_2" style:display-name="Percent 7 2 2 2" style:family="table-cell" style:data-style-name="N13"/>
    <style:style style:name="Percent_32_7_32_2_32_3" style:display-name="Percent 7 2 3" style:family="table-cell" style:data-style-name="N13"/>
    <style:style style:name="Percent_32_7_32_3" style:display-name="Percent 7 3" style:family="table-cell" style:data-style-name="N13"/>
    <style:style style:name="Percent_32_7_32_3_32_2" style:display-name="Percent 7 3 2" style:family="table-cell" style:data-style-name="N13"/>
    <style:style style:name="Percent_32_7_32_4" style:display-name="Percent 7 4" style:family="table-cell" style:data-style-name="N13"/>
    <style:style style:name="Percent_32_8" style:display-name="Percent 8" style:family="table-cell" style:data-style-name="N13"/>
    <style:style style:name="Percent_32_8_32_2" style:display-name="Percent 8 2" style:family="table-cell" style:data-style-name="N13"/>
    <style:style style:name="Percent_32_8_32_2_32_2" style:display-name="Percent 8 2 2" style:family="table-cell" style:data-style-name="N13"/>
    <style:style style:name="Percent_32_8_32_3" style:display-name="Percent 8 3" style:family="table-cell" style:data-style-name="N13"/>
    <style:style style:name="Percent_32_9" style:display-name="Percent 9" style:family="table-cell" style:data-style-name="N13"/>
    <style:style style:name="Percent_32_9_32_2" style:display-name="Percent 9 2" style:family="table-cell" style:data-style-name="N13"/>
    <style:style style:name="PersonNr" style:family="table-cell" style:data-style-name="N88"/>
    <style:style style:name="Pevn_63_" style:display-name="Pevn?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237_" style:display-name="Pevní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ostNr" style:family="table-cell" style:data-style-name="N89"/>
    <style:style style:name="PostNrNorge" style:family="table-cell" style:data-style-name="N90"/>
    <style:style style:name="Procent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RowHead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_353_ediv_253_" style:display-name="šedivý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Shaded" style:family="table-cell" style:data-style-name="N44"/>
    <style:style style:name="SkjulAlt" style:family="table-cell" style:data-style-name="N91"/>
    <style:style style:name="SkjulTall" style:family="table-cell" style:data-style-name="N92"/>
    <style:style style:name="sou_269_et" style:display-name="součet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tandard_RMS_INV_TEMPLATE-GERMANY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Standard1_OS" style:family="table-cell" style:data-style-name="N3">
      <style:table-cell-properties style:vertical-align="middle"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Style_32_1" style:display-name="Style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tyle_32_1_32_2" style:display-name="Style 1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um" style:family="table-cell" style:data-style-name="N44">
      <style:text-properties style:font-name="Univers (WN)" style:font-name-asian="Univers (WN)" style:font-name-complex="Univers (WN)" fo:font-weight="bold" style:font-weight-asian="bold" style:font-weight-complex="bold"/>
    </style:style>
    <style:style style:name="Sum_32__37_of_32_HV" style:display-name="Sum %of HV" style:family="table-cell" style:data-style-name="N87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Telefon" style:family="table-cell" style:data-style-name="N93"/>
    <style:style style:name="Thousands_32__40_0_41_" style:display-name="Thousands (0)" style:family="table-cell" style:data-style-name="N94"/>
    <style:style style:name="Thousands_32__40_1_41_" style:display-name="Thousands (1)" style:family="table-cell" style:data-style-name="N95"/>
    <style:style style:name="time" style:family="table-cell" style:data-style-name="N96"/>
    <style:style style:name="Timer1" style:family="table-cell" style:data-style-name="N97"/>
    <style:style style:name="Timer2" style:family="table-cell" style:data-style-name="N98"/>
    <style:style style:name="Title_32_1" style:display-name="Title 1" style:family="table-cell" style:data-style-name="N0">
      <style:table-cell-properties style:vertical-align="middle" fo:background-color="#000080"/>
      <style:text-properties fo:color="#FFFFFF" fo:font-size="16pt" style:font-size-asian="16pt" style:font-size-complex="16pt" fo:font-weight="bold" style:font-weight-asian="bold" style:font-weight-complex="bold"/>
    </style:style>
    <style:style style:name="Title_32_2" style:display-name="Title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2" style:display-name="Title 2 2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3" style:display-name="Title 3" style:family="table-cell" style:data-style-name="N0">
      <style:table-cell-properties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itle_32_4" style:display-name="Title 4" style:family="table-cell" style:data-style-name="N0">
      <style:table-cell-properties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Title_32_5" style:display-name="Title 5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Siffer" style:family="table-cell" style:data-style-name="N99"/>
    <style:style style:name="Total_32_2" style:display-name="Total 2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" style:display-name="Total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_32_2" style:display-name="Total 2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2" style:display-name="Total 3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2_32_2" style:display-name="Total 3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2" style:display-name="Total 4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2_32_2" style:display-name="Total 4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" style:display-name="Total 5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2" style:display-name="Total 5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2_32_2" style:display-name="Total 5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6" style:display-name="Total 6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100"/>
    <style:style style:name="Tusenskille1000" style:family="table-cell" style:data-style-name="N101"/>
    <style:style style:name="TusenskilleFarger" style:family="table-cell" style:data-style-name="N102"/>
    <style:style style:name="Underline_32_2" style:display-name="Underline 2" style:family="table-cell" style:data-style-name="N14">
      <style:table-cell-properties fo:border-top="none" fo:border-bottom="thin double #000000" fo:border-left="none" fo:border-right="none"/>
    </style:style>
    <style:style style:name="Valuta1000" style:family="table-cell" style:data-style-name="N103"/>
    <style:style style:name="ValutaFarger" style:family="table-cell" style:data-style-name="N104"/>
    <style:style style:name="Walutowy_32__91_0_93__laroux" style:display-name="Walutowy [0]_laroux" style:family="table-cell" style:data-style-name="N105"/>
    <style:style style:name="Walutowy_laroux" style:family="table-cell" style:data-style-name="N106"/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2_32_2" style:display-name="Warning Text 2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" style:display-name="Warning Text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_32_2" style:display-name="Warning Text 3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" style:display-name="Warning Text 4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_32_2" style:display-name="Warning Text 4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" style:display-name="Warning Text 5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_32_2" style:display-name="Warning Text 5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6" style:display-name="Warning Text 6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Year" style:family="table-cell" style:data-style-name="N107"/>
    <style:style style:name="Year_32_2" style:display-name="Year 2" style:family="table-cell" style:data-style-name="N107"/>
    <style:style style:name="_19968__33324__PROPERTY" style:display-name="一般_PROPERTY" style:family="table-cell" style:data-style-name="N37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DWP's headcount and payroll data for April 2016</dc:title>
    <meta:initial-creator/>
    <dc:creator/>
    <meta:creation-date>2016-05-23T12:56:01Z</meta:creation-date>
    <dc:date>2016-05-23T12:58:28Z</dc:date>
  </office:meta>
</office:document-meta>
</file>